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/>
    </style:style>
    <style:style style:name="gr2" style:family="graphic" style:parent-style-name="standard">
      <style:graphic-properties draw:stroke="none" draw:fill="solid" draw:fill-color="#ffc000"/>
    </style:style>
    <style:style style:name="gr3" style:family="graphic" style:parent-style-name="standard">
      <style:graphic-properties draw:stroke="none" draw:fill="solid" draw:fill-color="#00b050"/>
    </style:style>
    <style:style style:name="gr4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23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cccccc"/>
    </style:style>
    <style:style style:name="P2" style:family="paragraph">
      <loext:graphic-properties draw:fill="solid" draw:fill-color="#ffc000"/>
    </style:style>
    <style:style style:name="P3" style:family="paragraph">
      <loext:graphic-properties draw:fill="solid" draw:fill-color="#00b050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7.19999980926514pt" style:font-size-asian="7.19999980926514pt" style:font-size-complex="7.19999980926514pt"/>
    </style:style>
    <style:style style:name="P7" style:family="paragraph">
      <loext:graphic-properties draw:fill="none"/>
      <style:paragraph-properties fo:text-align="start" style:writing-mode="lr-tb"/>
      <style:text-properties fo:font-size="6.59999990463257pt" style:font-size-asian="6.59999990463257pt" style:font-size-complex="6.59999990463257pt"/>
    </style:style>
    <style:style style:name="P8" style:family="paragraph"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1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12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loext:opacity="100%" style:font-name="Calibri1" fo:font-size="7.19999980926514pt" fo:font-weight="bold" style:font-size-asian="7.19999980926514pt" style:font-name-complex="Calibri1" style:font-size-complex="7.19999980926514pt" style:font-weight-complex="bold"/>
    </style:style>
    <style:style style:name="T2" style:family="text">
      <style:text-properties fo:color="#000000" loext:opacity="100%" style:font-name="Calibri1" fo:font-size="6.59999990463257pt" fo:font-weight="bold" style:font-size-asian="6.59999990463257pt" style:font-name-complex="Calibri1" style:font-size-complex="6.59999990463257pt" style:font-weight-complex="bold"/>
    </style:style>
    <style:style style:name="T3" style:family="text">
      <style:text-properties fo:color="#000000" loext:opacity="100%" style:font-name="Calibri1" fo:font-size="6.59999990463257pt" style:font-size-asian="6.59999990463257pt" style:font-name-complex="Calibri1" style:font-size-complex="6.59999990463257pt"/>
    </style:style>
    <style:style style:name="T4" style:family="text">
      <style:text-properties fo:color="#000000" loext:opacity="100%" style:font-name="Calibri1" fo:font-size="10pt" fo:font-style="italic" fo:font-weight="bold" style:font-size-asian="10pt" style:font-style-asian="italic" style:font-name-complex="Calibri1" style:font-size-complex="10pt" style:font-style-complex="italic" style:font-weight-complex="bold"/>
    </style:style>
    <style:style style:name="T5" style:family="text">
      <style:text-properties fo:color="#000000" loext:opacity="100%" style:font-name="Calibri1" fo:font-size="6pt" style:font-size-asian="6pt" style:font-name-complex="Calibri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124cm" svg:height="0.306cm" svg:x="0.998cm" svg:y="2.089cm" svg:viewBox="0 0 4125 307" draw:points="0,307 4125,307 4125,0 0,0">
          <text:p/>
        </draw:polygon>
        <draw:polygon draw:style-name="gr1" draw:text-style-name="P1" draw:layer="layout" svg:width="4.124cm" svg:height="0.306cm" svg:x="0.998cm" svg:y="4.56cm" svg:viewBox="0 0 4125 307" draw:points="0,307 4125,307 4125,0 0,0">
          <text:p/>
        </draw:polygon>
        <draw:polygon draw:style-name="gr2" draw:text-style-name="P2" draw:layer="layout" svg:width="4.124cm" svg:height="0.306cm" svg:x="0.998cm" svg:y="4.865cm" svg:viewBox="0 0 4125 307" draw:points="0,307 4125,307 4125,0 0,0">
          <text:p/>
        </draw:polygon>
        <draw:polygon draw:style-name="gr1" draw:text-style-name="P1" draw:layer="layout" svg:width="8.25cm" svg:height="0.306cm" svg:x="0.998cm" svg:y="7.031cm" svg:viewBox="0 0 8251 307" draw:points="0,307 8251,307 8251,0 0,0">
          <text:p/>
        </draw:polygon>
        <draw:polygon draw:style-name="gr2" draw:text-style-name="P2" draw:layer="layout" svg:width="6.19cm" svg:height="0.305cm" svg:x="3.058cm" svg:y="7.337cm" svg:viewBox="0 0 6191 306" draw:points="0,306 6191,306 6191,0 0,0">
          <text:p/>
        </draw:polygon>
        <draw:polygon draw:style-name="gr3" draw:text-style-name="P3" draw:layer="layout" svg:width="4.127cm" svg:height="0.306cm" svg:x="3.058cm" svg:y="7.642cm" svg:viewBox="0 0 4128 307" draw:points="0,307 4128,307 4128,0 0,0">
          <text:p/>
        </draw:polygon>
        <draw:polygon draw:style-name="gr1" draw:text-style-name="P1" draw:layer="layout" svg:width="12.376cm" svg:height="0.306cm" svg:x="0.998cm" svg:y="10.113cm" svg:viewBox="0 0 12377 307" draw:points="0,307 12377,307 12377,0 0,0">
          <text:p/>
        </draw:polygon>
        <draw:polygon draw:style-name="gr3" draw:text-style-name="P3" draw:layer="layout" svg:width="6.19cm" svg:height="0.306cm" svg:x="5.121cm" svg:y="10.724cm" svg:viewBox="0 0 6191 307" draw:points="0,307 6191,307 6191,0 0,0">
          <text:p/>
        </draw:polygon>
        <draw:polygon draw:style-name="gr1" draw:text-style-name="P1" draw:layer="layout" svg:width="8.25cm" svg:height="0.305cm" svg:x="0.998cm" svg:y="12.585cm" svg:viewBox="0 0 8251 306" draw:points="0,306 8251,306 8251,0 0,0">
          <text:p/>
        </draw:polygon>
        <draw:polygon draw:style-name="gr2" draw:text-style-name="P2" draw:layer="layout" svg:width="8.25cm" svg:height="0.306cm" svg:x="0.998cm" svg:y="12.89cm" svg:viewBox="0 0 8251 307" draw:points="0,307 8251,307 8251,0 0,0">
          <text:p/>
        </draw:polygon>
        <draw:polygon draw:style-name="gr3" draw:text-style-name="P3" draw:layer="layout" svg:width="4.127cm" svg:height="0.306cm" svg:x="3.058cm" svg:y="13.195cm" svg:viewBox="0 0 4128 307" draw:points="0,307 4128,307 4128,0 0,0">
          <text:p/>
        </draw:polygon>
        <draw:polygon draw:style-name="gr1" draw:text-style-name="P1" draw:layer="layout" svg:width="4.124cm" svg:height="0.306cm" svg:x="0.998cm" svg:y="15.034cm" svg:viewBox="0 0 4125 307" draw:points="0,307 4125,307 4125,0 0,0">
          <text:p/>
        </draw:polygon>
        <draw:polygon draw:style-name="gr1" draw:text-style-name="P1" draw:layer="layout" svg:width="20.628cm" svg:height="0.306cm" svg:x="0.998cm" svg:y="17.782cm" svg:viewBox="0 0 20629 307" draw:points="0,307 20629,307 20629,0 0,0">
          <text:p/>
        </draw:polygon>
        <draw:line draw:style-name="gr4" draw:text-style-name="P4" draw:layer="layout" svg:x1="0.991cm" svg:y1="2.092cm" svg:x2="5.131cm" svg:y2="2.092cm">
          <text:p/>
        </draw:line>
        <draw:line draw:style-name="gr4" draw:text-style-name="P4" draw:layer="layout" svg:x1="0.998cm" svg:y1="2.085cm" svg:x2="0.998cm" svg:y2="3.93cm">
          <text:p/>
        </draw:line>
        <draw:line draw:style-name="gr4" draw:text-style-name="P4" draw:layer="layout" svg:x1="3.061cm" svg:y1="2.085cm" svg:x2="3.061cm" svg:y2="3.93cm">
          <text:p/>
        </draw:line>
        <draw:line draw:style-name="gr4" draw:text-style-name="P4" draw:layer="layout" svg:x1="5.124cm" svg:y1="2.085cm" svg:x2="5.124cm" svg:y2="3.93cm">
          <text:p/>
        </draw:line>
        <draw:line draw:style-name="gr4" draw:text-style-name="P4" draw:layer="layout" svg:x1="0.991cm" svg:y1="2.397cm" svg:x2="5.131cm" svg:y2="2.397cm">
          <text:p/>
        </draw:line>
        <draw:line draw:style-name="gr4" draw:text-style-name="P4" draw:layer="layout" svg:x1="0.991cm" svg:y1="2.702cm" svg:x2="5.131cm" svg:y2="2.702cm">
          <text:p/>
        </draw:line>
        <draw:line draw:style-name="gr4" draw:text-style-name="P4" draw:layer="layout" svg:x1="0.991cm" svg:y1="3.007cm" svg:x2="5.131cm" svg:y2="3.007cm">
          <text:p/>
        </draw:line>
        <draw:line draw:style-name="gr4" draw:text-style-name="P4" draw:layer="layout" svg:x1="0.991cm" svg:y1="3.313cm" svg:x2="5.131cm" svg:y2="3.313cm">
          <text:p/>
        </draw:line>
        <draw:line draw:style-name="gr4" draw:text-style-name="P4" draw:layer="layout" svg:x1="0.991cm" svg:y1="3.618cm" svg:x2="5.131cm" svg:y2="3.618cm">
          <text:p/>
        </draw:line>
        <draw:line draw:style-name="gr4" draw:text-style-name="P4" draw:layer="layout" svg:x1="0.991cm" svg:y1="3.923cm" svg:x2="5.131cm" svg:y2="3.923cm">
          <text:p/>
        </draw:line>
        <draw:line draw:style-name="gr4" draw:text-style-name="P4" draw:layer="layout" svg:x1="0.991cm" svg:y1="4.563cm" svg:x2="5.131cm" svg:y2="4.563cm">
          <text:p/>
        </draw:line>
        <draw:line draw:style-name="gr4" draw:text-style-name="P4" draw:layer="layout" svg:x1="0.998cm" svg:y1="4.556cm" svg:x2="0.998cm" svg:y2="6.401cm">
          <text:p/>
        </draw:line>
        <draw:line draw:style-name="gr4" draw:text-style-name="P4" draw:layer="layout" svg:x1="3.061cm" svg:y1="4.556cm" svg:x2="3.061cm" svg:y2="6.401cm">
          <text:p/>
        </draw:line>
        <draw:line draw:style-name="gr4" draw:text-style-name="P4" draw:layer="layout" svg:x1="5.124cm" svg:y1="4.556cm" svg:x2="5.124cm" svg:y2="6.401cm">
          <text:p/>
        </draw:line>
        <draw:line draw:style-name="gr4" draw:text-style-name="P4" draw:layer="layout" svg:x1="0.991cm" svg:y1="4.868cm" svg:x2="5.131cm" svg:y2="4.868cm">
          <text:p/>
        </draw:line>
        <draw:line draw:style-name="gr4" draw:text-style-name="P4" draw:layer="layout" svg:x1="0.991cm" svg:y1="5.173cm" svg:x2="5.131cm" svg:y2="5.173cm">
          <text:p/>
        </draw:line>
        <draw:line draw:style-name="gr4" draw:text-style-name="P4" draw:layer="layout" svg:x1="0.991cm" svg:y1="5.479cm" svg:x2="5.131cm" svg:y2="5.479cm">
          <text:p/>
        </draw:line>
        <draw:line draw:style-name="gr4" draw:text-style-name="P4" draw:layer="layout" svg:x1="0.991cm" svg:y1="5.784cm" svg:x2="5.131cm" svg:y2="5.784cm">
          <text:p/>
        </draw:line>
        <draw:line draw:style-name="gr4" draw:text-style-name="P4" draw:layer="layout" svg:x1="0.991cm" svg:y1="6.089cm" svg:x2="5.131cm" svg:y2="6.089cm">
          <text:p/>
        </draw:line>
        <draw:line draw:style-name="gr4" draw:text-style-name="P4" draw:layer="layout" svg:x1="0.991cm" svg:y1="6.394cm" svg:x2="5.131cm" svg:y2="6.394cm">
          <text:p/>
        </draw:line>
        <draw:line draw:style-name="gr4" draw:text-style-name="P4" draw:layer="layout" svg:x1="0.991cm" svg:y1="7.034cm" svg:x2="9.257cm" svg:y2="7.034cm">
          <text:p/>
        </draw:line>
        <draw:line draw:style-name="gr4" draw:text-style-name="P4" draw:layer="layout" svg:x1="0.998cm" svg:y1="7.027cm" svg:x2="0.998cm" svg:y2="9.484cm">
          <text:p/>
        </draw:line>
        <draw:line draw:style-name="gr4" draw:text-style-name="P4" draw:layer="layout" svg:x1="3.061cm" svg:y1="7.027cm" svg:x2="3.061cm" svg:y2="9.484cm">
          <text:p/>
        </draw:line>
        <draw:line draw:style-name="gr4" draw:text-style-name="P4" draw:layer="layout" svg:x1="5.124cm" svg:y1="7.027cm" svg:x2="5.124cm" svg:y2="7.652cm">
          <text:p/>
        </draw:line>
        <draw:line draw:style-name="gr4" draw:text-style-name="P4" draw:layer="layout" svg:x1="7.187cm" svg:y1="7.027cm" svg:x2="7.187cm" svg:y2="9.484cm">
          <text:p/>
        </draw:line>
        <draw:line draw:style-name="gr4" draw:text-style-name="P4" draw:layer="layout" svg:x1="9.25cm" svg:y1="7.027cm" svg:x2="9.25cm" svg:y2="9.484cm">
          <text:p/>
        </draw:line>
        <draw:line draw:style-name="gr4" draw:text-style-name="P4" draw:layer="layout" svg:x1="0.991cm" svg:y1="7.339cm" svg:x2="9.257cm" svg:y2="7.339cm">
          <text:p/>
        </draw:line>
        <draw:line draw:style-name="gr4" draw:text-style-name="P4" draw:layer="layout" svg:x1="0.991cm" svg:y1="7.644cm" svg:x2="9.257cm" svg:y2="7.644cm">
          <text:p/>
        </draw:line>
        <draw:line draw:style-name="gr4" draw:text-style-name="P4" draw:layer="layout" svg:x1="0.991cm" svg:y1="7.95cm" svg:x2="9.257cm" svg:y2="7.95cm">
          <text:p/>
        </draw:line>
        <draw:line draw:style-name="gr4" draw:text-style-name="P4" draw:layer="layout" svg:x1="5.124cm" svg:y1="7.943cm" svg:x2="5.124cm" svg:y2="9.484cm">
          <text:p/>
        </draw:line>
        <draw:line draw:style-name="gr4" draw:text-style-name="P4" draw:layer="layout" svg:x1="0.991cm" svg:y1="8.255cm" svg:x2="9.257cm" svg:y2="8.255cm">
          <text:p/>
        </draw:line>
        <draw:line draw:style-name="gr4" draw:text-style-name="P4" draw:layer="layout" svg:x1="0.991cm" svg:y1="9.171cm" svg:x2="9.257cm" svg:y2="9.171cm">
          <text:p/>
        </draw:line>
        <draw:line draw:style-name="gr4" draw:text-style-name="P4" draw:layer="layout" svg:x1="0.991cm" svg:y1="9.477cm" svg:x2="9.257cm" svg:y2="9.477cm">
          <text:p/>
        </draw:line>
        <draw:line draw:style-name="gr4" draw:text-style-name="P4" draw:layer="layout" svg:x1="0.991cm" svg:y1="10.116cm" svg:x2="13.383cm" svg:y2="10.116cm">
          <text:p/>
        </draw:line>
        <draw:line draw:style-name="gr4" draw:text-style-name="P4" draw:layer="layout" svg:x1="0.998cm" svg:y1="10.109cm" svg:x2="0.998cm" svg:y2="11.955cm">
          <text:p/>
        </draw:line>
        <draw:line draw:style-name="gr4" draw:text-style-name="P4" draw:layer="layout" svg:x1="3.061cm" svg:y1="10.109cm" svg:x2="3.061cm" svg:y2="11.955cm">
          <text:p/>
        </draw:line>
        <draw:line draw:style-name="gr4" draw:text-style-name="P4" draw:layer="layout" svg:x1="5.124cm" svg:y1="10.109cm" svg:x2="5.124cm" svg:y2="11.955cm">
          <text:p/>
        </draw:line>
        <draw:line draw:style-name="gr4" draw:text-style-name="P4" draw:layer="layout" svg:x1="7.187cm" svg:y1="10.109cm" svg:x2="7.187cm" svg:y2="10.734cm">
          <text:p/>
        </draw:line>
        <draw:line draw:style-name="gr4" draw:text-style-name="P4" draw:layer="layout" svg:x1="9.25cm" svg:y1="10.109cm" svg:x2="9.25cm" svg:y2="10.734cm">
          <text:p/>
        </draw:line>
        <draw:line draw:style-name="gr4" draw:text-style-name="P4" draw:layer="layout" svg:x1="11.313cm" svg:y1="10.109cm" svg:x2="11.313cm" svg:y2="11.955cm">
          <text:p/>
        </draw:line>
        <draw:line draw:style-name="gr4" draw:text-style-name="P4" draw:layer="layout" svg:x1="13.376cm" svg:y1="10.109cm" svg:x2="13.376cm" svg:y2="11.955cm">
          <text:p/>
        </draw:line>
        <draw:line draw:style-name="gr4" draw:text-style-name="P4" draw:layer="layout" svg:x1="0.991cm" svg:y1="10.421cm" svg:x2="13.383cm" svg:y2="10.421cm">
          <text:p/>
        </draw:line>
        <draw:line draw:style-name="gr4" draw:text-style-name="P4" draw:layer="layout" svg:x1="0.991cm" svg:y1="10.727cm" svg:x2="13.383cm" svg:y2="10.727cm">
          <text:p/>
        </draw:line>
        <draw:line draw:style-name="gr4" draw:text-style-name="P4" draw:layer="layout" svg:x1="0.991cm" svg:y1="11.032cm" svg:x2="13.383cm" svg:y2="11.032cm">
          <text:p/>
        </draw:line>
        <draw:line draw:style-name="gr4" draw:text-style-name="P4" draw:layer="layout" svg:x1="7.187cm" svg:y1="11.025cm" svg:x2="7.187cm" svg:y2="11.955cm">
          <text:p/>
        </draw:line>
        <draw:line draw:style-name="gr4" draw:text-style-name="P4" draw:layer="layout" svg:x1="9.25cm" svg:y1="11.025cm" svg:x2="9.25cm" svg:y2="11.955cm">
          <text:p/>
        </draw:line>
        <draw:line draw:style-name="gr4" draw:text-style-name="P4" draw:layer="layout" svg:x1="0.991cm" svg:y1="11.337cm" svg:x2="13.383cm" svg:y2="11.337cm">
          <text:p/>
        </draw:line>
        <draw:line draw:style-name="gr4" draw:text-style-name="P4" draw:layer="layout" svg:x1="0.991cm" svg:y1="11.642cm" svg:x2="13.383cm" svg:y2="11.642cm">
          <text:p/>
        </draw:line>
        <draw:line draw:style-name="gr4" draw:text-style-name="P4" draw:layer="layout" svg:x1="0.991cm" svg:y1="11.948cm" svg:x2="13.383cm" svg:y2="11.948cm">
          <text:p/>
        </draw:line>
        <draw:line draw:style-name="gr4" draw:text-style-name="P4" draw:layer="layout" svg:x1="0.991cm" svg:y1="12.587cm" svg:x2="9.257cm" svg:y2="12.587cm">
          <text:p/>
        </draw:line>
        <draw:line draw:style-name="gr4" draw:text-style-name="P4" draw:layer="layout" svg:x1="0.998cm" svg:y1="12.58cm" svg:x2="0.998cm" svg:y2="14.426cm">
          <text:p/>
        </draw:line>
        <draw:line draw:style-name="gr4" draw:text-style-name="P4" draw:layer="layout" svg:x1="3.061cm" svg:y1="12.58cm" svg:x2="3.061cm" svg:y2="14.426cm">
          <text:p/>
        </draw:line>
        <draw:line draw:style-name="gr4" draw:text-style-name="P4" draw:layer="layout" svg:x1="5.124cm" svg:y1="12.58cm" svg:x2="5.124cm" svg:y2="13.205cm">
          <text:p/>
        </draw:line>
        <draw:line draw:style-name="gr4" draw:text-style-name="P4" draw:layer="layout" svg:x1="7.187cm" svg:y1="12.58cm" svg:x2="7.187cm" svg:y2="14.426cm">
          <text:p/>
        </draw:line>
        <draw:line draw:style-name="gr4" draw:text-style-name="P4" draw:layer="layout" svg:x1="9.25cm" svg:y1="12.58cm" svg:x2="9.25cm" svg:y2="14.426cm">
          <text:p/>
        </draw:line>
        <draw:line draw:style-name="gr4" draw:text-style-name="P4" draw:layer="layout" svg:x1="0.991cm" svg:y1="12.893cm" svg:x2="9.257cm" svg:y2="12.893cm">
          <text:p/>
        </draw:line>
        <draw:line draw:style-name="gr4" draw:text-style-name="P4" draw:layer="layout" svg:x1="0.991cm" svg:y1="13.198cm" svg:x2="9.257cm" svg:y2="13.198cm">
          <text:p/>
        </draw:line>
        <draw:line draw:style-name="gr4" draw:text-style-name="P4" draw:layer="layout" svg:x1="0.991cm" svg:y1="13.503cm" svg:x2="9.257cm" svg:y2="13.503cm">
          <text:p/>
        </draw:line>
        <draw:line draw:style-name="gr4" draw:text-style-name="P4" draw:layer="layout" svg:x1="5.124cm" svg:y1="13.496cm" svg:x2="5.124cm" svg:y2="14.426cm">
          <text:p/>
        </draw:line>
        <draw:line draw:style-name="gr4" draw:text-style-name="P4" draw:layer="layout" svg:x1="0.991cm" svg:y1="13.808cm" svg:x2="9.257cm" svg:y2="13.808cm">
          <text:p/>
        </draw:line>
        <draw:line draw:style-name="gr4" draw:text-style-name="P4" draw:layer="layout" svg:x1="0.991cm" svg:y1="14.114cm" svg:x2="9.257cm" svg:y2="14.114cm">
          <text:p/>
        </draw:line>
        <draw:line draw:style-name="gr4" draw:text-style-name="P4" draw:layer="layout" svg:x1="0.991cm" svg:y1="14.419cm" svg:x2="9.257cm" svg:y2="14.419cm">
          <text:p/>
        </draw:line>
        <draw:line draw:style-name="gr4" draw:text-style-name="P4" draw:layer="layout" svg:x1="0.991cm" svg:y1="15.037cm" svg:x2="5.131cm" svg:y2="15.037cm">
          <text:p/>
        </draw:line>
        <draw:line draw:style-name="gr4" draw:text-style-name="P4" draw:layer="layout" svg:x1="0.998cm" svg:y1="15.03cm" svg:x2="0.998cm" svg:y2="17.167cm">
          <text:p/>
        </draw:line>
        <draw:line draw:style-name="gr4" draw:text-style-name="P4" draw:layer="layout" svg:x1="3.061cm" svg:y1="15.03cm" svg:x2="3.061cm" svg:y2="17.167cm">
          <text:p/>
        </draw:line>
        <draw:line draw:style-name="gr4" draw:text-style-name="P4" draw:layer="layout" svg:x1="5.124cm" svg:y1="15.03cm" svg:x2="5.124cm" svg:y2="17.167cm">
          <text:p/>
        </draw:line>
        <draw:line draw:style-name="gr4" draw:text-style-name="P4" draw:layer="layout" svg:x1="0.991cm" svg:y1="15.342cm" svg:x2="5.131cm" svg:y2="15.342cm">
          <text:p/>
        </draw:line>
        <draw:line draw:style-name="gr4" draw:text-style-name="P4" draw:layer="layout" svg:x1="0.991cm" svg:y1="15.648cm" svg:x2="5.131cm" svg:y2="15.648cm">
          <text:p/>
        </draw:line>
        <draw:line draw:style-name="gr4" draw:text-style-name="P4" draw:layer="layout" svg:x1="0.991cm" svg:y1="15.953cm" svg:x2="5.131cm" svg:y2="15.953cm">
          <text:p/>
        </draw:line>
        <draw:line draw:style-name="gr4" draw:text-style-name="P4" draw:layer="layout" svg:x1="0.991cm" svg:y1="16.244cm" svg:x2="5.131cm" svg:y2="16.244cm">
          <text:p/>
        </draw:line>
        <draw:line draw:style-name="gr4" draw:text-style-name="P4" draw:layer="layout" svg:x1="0.991cm" svg:y1="16.549cm" svg:x2="5.131cm" svg:y2="16.549cm">
          <text:p/>
        </draw:line>
        <draw:line draw:style-name="gr4" draw:text-style-name="P4" draw:layer="layout" svg:x1="0.991cm" svg:y1="16.854cm" svg:x2="5.131cm" svg:y2="16.854cm">
          <text:p/>
        </draw:line>
        <draw:line draw:style-name="gr4" draw:text-style-name="P4" draw:layer="layout" svg:x1="0.991cm" svg:y1="17.16cm" svg:x2="5.131cm" svg:y2="17.16cm">
          <text:p/>
        </draw:line>
        <draw:line draw:style-name="gr4" draw:text-style-name="P4" draw:layer="layout" svg:x1="0.991cm" svg:y1="17.785cm" svg:x2="21.635cm" svg:y2="17.785cm">
          <text:p/>
        </draw:line>
        <draw:line draw:style-name="gr4" draw:text-style-name="P4" draw:layer="layout" svg:x1="0.998cm" svg:y1="17.778cm" svg:x2="0.998cm" svg:y2="19.623cm">
          <text:p/>
        </draw:line>
        <draw:line draw:style-name="gr4" draw:text-style-name="P4" draw:layer="layout" svg:x1="3.061cm" svg:y1="17.778cm" svg:x2="3.061cm" svg:y2="19.623cm">
          <text:p/>
        </draw:line>
        <draw:line draw:style-name="gr4" draw:text-style-name="P4" draw:layer="layout" svg:x1="5.124cm" svg:y1="17.778cm" svg:x2="5.124cm" svg:y2="19.623cm">
          <text:p/>
        </draw:line>
        <draw:line draw:style-name="gr4" draw:text-style-name="P4" draw:layer="layout" svg:x1="7.187cm" svg:y1="17.778cm" svg:x2="7.187cm" svg:y2="19.623cm">
          <text:p/>
        </draw:line>
        <draw:line draw:style-name="gr4" draw:text-style-name="P4" draw:layer="layout" svg:x1="9.25cm" svg:y1="17.778cm" svg:x2="9.25cm" svg:y2="19.623cm">
          <text:p/>
        </draw:line>
        <draw:line draw:style-name="gr4" draw:text-style-name="P4" draw:layer="layout" svg:x1="11.313cm" svg:y1="17.778cm" svg:x2="11.313cm" svg:y2="19.623cm">
          <text:p/>
        </draw:line>
        <draw:line draw:style-name="gr4" draw:text-style-name="P4" draw:layer="layout" svg:x1="13.376cm" svg:y1="17.778cm" svg:x2="13.376cm" svg:y2="19.623cm">
          <text:p/>
        </draw:line>
        <draw:line draw:style-name="gr4" draw:text-style-name="P4" draw:layer="layout" svg:x1="15.439cm" svg:y1="17.778cm" svg:x2="15.439cm" svg:y2="19.623cm">
          <text:p/>
        </draw:line>
        <draw:line draw:style-name="gr4" draw:text-style-name="P4" draw:layer="layout" svg:x1="17.502cm" svg:y1="17.778cm" svg:x2="17.502cm" svg:y2="19.623cm">
          <text:p/>
        </draw:line>
        <draw:line draw:style-name="gr4" draw:text-style-name="P4" draw:layer="layout" svg:x1="19.565cm" svg:y1="17.778cm" svg:x2="19.565cm" svg:y2="19.623cm">
          <text:p/>
        </draw:line>
        <draw:line draw:style-name="gr4" draw:text-style-name="P4" draw:layer="layout" svg:x1="21.628cm" svg:y1="17.778cm" svg:x2="21.628cm" svg:y2="19.623cm">
          <text:p/>
        </draw:line>
        <draw:line draw:style-name="gr4" draw:text-style-name="P4" draw:layer="layout" svg:x1="0.991cm" svg:y1="18.09cm" svg:x2="21.635cm" svg:y2="18.09cm">
          <text:p/>
        </draw:line>
        <draw:line draw:style-name="gr4" draw:text-style-name="P4" draw:layer="layout" svg:x1="0.991cm" svg:y1="18.395cm" svg:x2="21.635cm" svg:y2="18.395cm">
          <text:p/>
        </draw:line>
        <draw:line draw:style-name="gr4" draw:text-style-name="P4" draw:layer="layout" svg:x1="0.991cm" svg:y1="18.701cm" svg:x2="21.635cm" svg:y2="18.701cm">
          <text:p/>
        </draw:line>
        <draw:line draw:style-name="gr4" draw:text-style-name="P4" draw:layer="layout" svg:x1="0.991cm" svg:y1="19.006cm" svg:x2="21.635cm" svg:y2="19.006cm">
          <text:p/>
        </draw:line>
        <draw:line draw:style-name="gr4" draw:text-style-name="P4" draw:layer="layout" svg:x1="0.991cm" svg:y1="19.311cm" svg:x2="21.635cm" svg:y2="19.311cm">
          <text:p/>
        </draw:line>
        <draw:line draw:style-name="gr4" draw:text-style-name="P4" draw:layer="layout" svg:x1="0.991cm" svg:y1="19.616cm" svg:x2="21.635cm" svg:y2="19.616cm">
          <text:p/>
        </draw:line>
        <draw:frame draw:style-name="gr5" draw:text-style-name="P6" draw:layer="layout" svg:width="1.903cm" svg:height="0.256cm" svg:x="1.02cm" svg:y="1.8cm">
          <draw:text-box>
            <text:p text:style-name="P5"><text:span text:style-name="T1">CARACTERISTICAS</text:span></text:p>
          </draw:text-box>
        </draw:frame>
        <draw:frame draw:style-name="gr6" draw:text-style-name="P7" draw:layer="layout" svg:width="1.632cm" svg:height="0.234cm" svg:x="1.02cm" svg:y="2.113cm">
          <draw:text-box>
            <text:p text:style-name="P5"><text:span text:style-name="T2">id_coleccionable</text:span></text:p>
          </draw:text-box>
        </draw:frame>
        <draw:frame draw:style-name="gr6" draw:text-style-name="P7" draw:layer="layout" svg:width="0.777cm" svg:height="0.234cm" svg:x="3.08cm" svg:y="2.113cm">
          <draw:text-box>
            <text:p text:style-name="P5"><text:span text:style-name="T2">nombre</text:span></text:p>
          </draw:text-box>
        </draw:frame>
        <draw:frame draw:style-name="gr6" draw:text-style-name="P7" draw:layer="layout" svg:width="0.243cm" svg:height="0.234cm" svg:x="1.02cm" svg:y="2.42cm">
          <draw:text-box>
            <text:p text:style-name="P5"><text:span text:style-name="T3">PK</text:span></text:p>
          </draw:text-box>
        </draw:frame>
        <draw:frame draw:style-name="gr6" draw:text-style-name="P7" draw:layer="layout" svg:width="0.307cm" svg:height="0.234cm" svg:x="1.02cm" svg:y="2.723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3.08cm" svg:y="2.723cm">
          <draw:text-box>
            <text:p text:style-name="P5"><text:span text:style-name="T3">NN</text:span></text:p>
          </draw:text-box>
        </draw:frame>
        <draw:frame draw:style-name="gr6" draw:text-style-name="P7" draw:layer="layout" svg:width="0.232cm" svg:height="0.234cm" svg:x="1.02cm" svg:y="3.03cm">
          <draw:text-box>
            <text:p text:style-name="P5"><text:span text:style-name="T3">FK</text:span></text:p>
          </draw:text-box>
        </draw:frame>
        <draw:frame draw:style-name="gr6" draw:text-style-name="P7" draw:layer="layout" svg:width="0.751cm" svg:height="0.234cm" svg:x="1.02cm" svg:y="3.64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09cm" svg:height="0.234cm" svg:x="3.08cm" svg:y="3.64cm">
          <draw:text-box>
            <text:p text:style-name="P5"><text:span text:style-name="T3">varchar</text:span></text:p>
          </draw:text-box>
        </draw:frame>
        <draw:frame draw:style-name="gr5" draw:text-style-name="P6" draw:layer="layout" svg:width="0.899cm" svg:height="0.256cm" svg:x="1.02cm" svg:y="4.248cm">
          <draw:text-box>
            <text:p text:style-name="P5"><text:span text:style-name="T1">CLU_INT</text:span></text:p>
          </draw:text-box>
        </draw:frame>
        <draw:frame draw:style-name="gr6" draw:text-style-name="P7" draw:layer="layout" svg:width="0.713cm" svg:height="0.234cm" svg:x="1.02cm" svg:y="4.586cm">
          <draw:text-box>
            <text:p text:style-name="P5"><text:span text:style-name="T2">id_club</text:span></text:p>
          </draw:text-box>
        </draw:frame>
        <draw:frame draw:style-name="gr6" draw:text-style-name="P7" draw:layer="layout" svg:width="0.984cm" svg:height="0.234cm" svg:x="3.08cm" svg:y="4.586cm">
          <draw:text-box>
            <text:p text:style-name="P5"><text:span text:style-name="T2">id_interes</text:span></text:p>
          </draw:text-box>
        </draw:frame>
        <draw:frame draw:style-name="gr6" draw:text-style-name="P7" draw:layer="layout" svg:width="0.362cm" svg:height="0.234cm" svg:x="1.02cm" svg:y="4.889cm">
          <draw:text-box>
            <text:p text:style-name="P5"><text:span text:style-name="T3">PK1</text:span></text:p>
          </draw:text-box>
        </draw:frame>
        <draw:frame draw:style-name="gr6" draw:text-style-name="P7" draw:layer="layout" svg:width="0.362cm" svg:height="0.234cm" svg:x="3.08cm" svg:y="4.889cm">
          <draw:text-box>
            <text:p text:style-name="P5"><text:span text:style-name="T3">PK1</text:span></text:p>
          </draw:text-box>
        </draw:frame>
        <draw:frame draw:style-name="gr6" draw:text-style-name="P7" draw:layer="layout" svg:width="0.307cm" svg:height="0.234cm" svg:x="1.02cm" svg:y="5.196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3.08cm" svg:y="5.196cm">
          <draw:text-box>
            <text:p text:style-name="P5"><text:span text:style-name="T3">NN</text:span></text:p>
          </draw:text-box>
        </draw:frame>
        <draw:frame draw:style-name="gr6" draw:text-style-name="P7" draw:layer="layout" svg:width="0.349cm" svg:height="0.234cm" svg:x="1.02cm" svg:y="5.499cm">
          <draw:text-box>
            <text:p text:style-name="P5"><text:span text:style-name="T3">FK1</text:span></text:p>
          </draw:text-box>
        </draw:frame>
        <draw:frame draw:style-name="gr6" draw:text-style-name="P7" draw:layer="layout" svg:width="0.349cm" svg:height="0.234cm" svg:x="3.08cm" svg:y="5.499cm">
          <draw:text-box>
            <text:p text:style-name="P5"><text:span text:style-name="T3">FK2</text:span></text:p>
          </draw:text-box>
        </draw:frame>
        <draw:frame draw:style-name="gr6" draw:text-style-name="P7" draw:layer="layout" svg:width="0.751cm" svg:height="0.234cm" svg:x="1.02cm" svg:y="6.11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51cm" svg:height="0.234cm" svg:x="3.08cm" svg:y="6.11cm">
          <draw:text-box>
            <text:p text:style-name="P5"><text:span text:style-name="T3">number</text:span></text:p>
          </draw:text-box>
        </draw:frame>
        <draw:frame draw:style-name="gr5" draw:text-style-name="P6" draw:layer="layout" svg:width="0.963cm" svg:height="0.256cm" svg:x="1.02cm" svg:y="6.76cm">
          <draw:text-box>
            <text:p text:style-name="P5"><text:span text:style-name="T1">CLU_SUB</text:span></text:p>
          </draw:text-box>
        </draw:frame>
        <draw:frame draw:style-name="gr6" draw:text-style-name="P7" draw:layer="layout" svg:width="0.273cm" svg:height="0.234cm" svg:x="1.02cm" svg:y="7.055cm">
          <draw:text-box>
            <text:p text:style-name="P5"><text:span text:style-name="T2">rol</text:span></text:p>
          </draw:text-box>
        </draw:frame>
        <draw:frame draw:style-name="gr6" draw:text-style-name="P7" draw:layer="layout" svg:width="1.302cm" svg:height="0.234cm" svg:x="3.08cm" svg:y="7.055cm">
          <draw:text-box>
            <text:p text:style-name="P5"><text:span text:style-name="T2">id_presencial</text:span></text:p>
          </draw:text-box>
        </draw:frame>
        <draw:frame draw:style-name="gr6" draw:text-style-name="P7" draw:layer="layout" svg:width="0.938cm" svg:height="0.234cm" svg:x="5.144cm" svg:y="7.055cm">
          <draw:text-box>
            <text:p text:style-name="P5"><text:span text:style-name="T2">id_virtual</text:span></text:p>
          </draw:text-box>
        </draw:frame>
        <draw:frame draw:style-name="gr6" draw:text-style-name="P7" draw:layer="layout" svg:width="0.713cm" svg:height="0.234cm" svg:x="7.207cm" svg:y="7.055cm">
          <draw:text-box>
            <text:p text:style-name="P5"><text:span text:style-name="T2">id_club</text:span></text:p>
          </draw:text-box>
        </draw:frame>
        <draw:frame draw:style-name="gr6" draw:text-style-name="P7" draw:layer="layout" svg:width="0.362cm" svg:height="0.234cm" svg:x="3.08cm" svg:y="7.362cm">
          <draw:text-box>
            <text:p text:style-name="P5"><text:span text:style-name="T3">PK1</text:span></text:p>
          </draw:text-box>
        </draw:frame>
        <draw:frame draw:style-name="gr6" draw:text-style-name="P7" draw:layer="layout" svg:width="0.362cm" svg:height="0.234cm" svg:x="5.144cm" svg:y="7.362cm">
          <draw:text-box>
            <text:p text:style-name="P5"><text:span text:style-name="T3">PK1</text:span></text:p>
          </draw:text-box>
        </draw:frame>
        <draw:frame draw:style-name="gr6" draw:text-style-name="P7" draw:layer="layout" svg:width="0.362cm" svg:height="0.234cm" svg:x="7.207cm" svg:y="7.362cm">
          <draw:text-box>
            <text:p text:style-name="P5"><text:span text:style-name="T3">PK1</text:span></text:p>
          </draw:text-box>
        </draw:frame>
        <draw:frame draw:style-name="gr6" draw:text-style-name="P7" draw:layer="layout" svg:width="0.307cm" svg:height="0.234cm" svg:x="1.02cm" svg:y="7.666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7.207cm" svg:y="7.666cm">
          <draw:text-box>
            <text:p text:style-name="P5"><text:span text:style-name="T3">NN</text:span></text:p>
          </draw:text-box>
        </draw:frame>
        <draw:frame draw:style-name="gr6" draw:text-style-name="P7" draw:layer="layout" svg:width="0.349cm" svg:height="0.234cm" svg:x="3.08cm" svg:y="7.973cm">
          <draw:text-box>
            <text:p text:style-name="P5"><text:span text:style-name="T3">FK1</text:span></text:p>
          </draw:text-box>
        </draw:frame>
        <draw:frame draw:style-name="gr6" draw:text-style-name="P7" draw:layer="layout" svg:width="0.349cm" svg:height="0.234cm" svg:x="5.144cm" svg:y="7.973cm">
          <draw:text-box>
            <text:p text:style-name="P5"><text:span text:style-name="T3">FK2</text:span></text:p>
          </draw:text-box>
        </draw:frame>
        <draw:frame draw:style-name="gr6" draw:text-style-name="P7" draw:layer="layout" svg:width="0.349cm" svg:height="0.234cm" svg:x="7.207cm" svg:y="7.973cm">
          <draw:text-box>
            <text:p text:style-name="P5"><text:span text:style-name="T3">FK3</text:span></text:p>
          </draw:text-box>
        </draw:frame>
        <draw:frame draw:style-name="gr6" draw:text-style-name="P7" draw:layer="layout" svg:width="0.709cm" svg:height="0.234cm" svg:x="1.02cm" svg:y="9.193cm">
          <draw:text-box>
            <text:p text:style-name="P5"><text:span text:style-name="T3">varchar</text:span></text:p>
          </draw:text-box>
        </draw:frame>
        <draw:frame draw:style-name="gr6" draw:text-style-name="P7" draw:layer="layout" svg:width="0.751cm" svg:height="0.234cm" svg:x="3.08cm" svg:y="9.193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51cm" svg:height="0.234cm" svg:x="5.144cm" svg:y="9.193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51cm" svg:height="0.234cm" svg:x="7.207cm" svg:y="9.193cm">
          <draw:text-box>
            <text:p text:style-name="P5"><text:span text:style-name="T3">number</text:span></text:p>
          </draw:text-box>
        </draw:frame>
        <draw:frame draw:style-name="gr5" draw:text-style-name="P6" draw:layer="layout" svg:width="0.794cm" svg:height="0.256cm" svg:x="1.02cm" svg:y="9.844cm">
          <draw:text-box>
            <text:p text:style-name="P5"><text:span text:style-name="T1">CLUBES</text:span></text:p>
          </draw:text-box>
        </draw:frame>
        <draw:frame draw:style-name="gr6" draw:text-style-name="P7" draw:layer="layout" svg:width="0.232cm" svg:height="0.234cm" svg:x="1.02cm" svg:y="10.139cm">
          <draw:text-box>
            <text:p text:style-name="P5"><text:span text:style-name="T2">id</text:span></text:p>
          </draw:text-box>
        </draw:frame>
        <draw:frame draw:style-name="gr6" draw:text-style-name="P7" draw:layer="layout" svg:width="1.623cm" svg:height="0.234cm" svg:x="3.08cm" svg:y="10.139cm">
          <draw:text-box>
            <text:p text:style-name="P5"><text:span text:style-name="T2">fecha_fundacion</text:span></text:p>
          </draw:text-box>
        </draw:frame>
        <draw:frame draw:style-name="gr6" draw:text-style-name="P7" draw:layer="layout" svg:width="1.187cm" svg:height="0.234cm" svg:x="5.144cm" svg:y="10.139cm">
          <draw:text-box>
            <text:p text:style-name="P5"><text:span text:style-name="T2">pagina_web</text:span></text:p>
          </draw:text-box>
        </draw:frame>
        <draw:frame draw:style-name="gr6" draw:text-style-name="P7" draw:layer="layout" svg:width="0.832cm" svg:height="0.234cm" svg:x="7.207cm" svg:y="10.139cm">
          <draw:text-box>
            <text:p text:style-name="P5"><text:span text:style-name="T2">telefono</text:span></text:p>
          </draw:text-box>
        </draw:frame>
        <draw:frame draw:style-name="gr6" draw:text-style-name="P7" draw:layer="layout" svg:width="0.997cm" svg:height="0.234cm" svg:x="9.271cm" svg:y="10.139cm">
          <draw:text-box>
            <text:p text:style-name="P5"><text:span text:style-name="T2">red_social</text:span></text:p>
          </draw:text-box>
        </draw:frame>
        <draw:frame draw:style-name="gr6" draw:text-style-name="P7" draw:layer="layout" svg:width="0.544cm" svg:height="0.234cm" svg:x="11.335cm" svg:y="10.139cm">
          <draw:text-box>
            <text:p text:style-name="P5"><text:span text:style-name="T2">email</text:span></text:p>
          </draw:text-box>
        </draw:frame>
        <draw:frame draw:style-name="gr6" draw:text-style-name="P7" draw:layer="layout" svg:width="0.243cm" svg:height="0.234cm" svg:x="1.02cm" svg:y="10.445cm">
          <draw:text-box>
            <text:p text:style-name="P5"><text:span text:style-name="T3">PK</text:span></text:p>
          </draw:text-box>
        </draw:frame>
        <draw:frame draw:style-name="gr6" draw:text-style-name="P7" draw:layer="layout" svg:width="0.307cm" svg:height="0.234cm" svg:x="1.02cm" svg:y="10.749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3.08cm" svg:y="10.749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11.335cm" svg:y="10.749cm">
          <draw:text-box>
            <text:p text:style-name="P5"><text:span text:style-name="T3">NN</text:span></text:p>
          </draw:text-box>
        </draw:frame>
        <draw:frame draw:style-name="gr6" draw:text-style-name="P7" draw:layer="layout" svg:width="0.751cm" svg:height="0.234cm" svg:x="1.02cm" svg:y="11.666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425cm" svg:height="0.234cm" svg:x="3.08cm" svg:y="11.666cm">
          <draw:text-box>
            <text:p text:style-name="P5"><text:span text:style-name="T3">date</text:span></text:p>
          </draw:text-box>
        </draw:frame>
        <draw:frame draw:style-name="gr6" draw:text-style-name="P7" draw:layer="layout" svg:width="0.709cm" svg:height="0.234cm" svg:x="5.144cm" svg:y="11.666cm">
          <draw:text-box>
            <text:p text:style-name="P5"><text:span text:style-name="T3">varchar</text:span></text:p>
          </draw:text-box>
        </draw:frame>
        <draw:frame draw:style-name="gr6" draw:text-style-name="P7" draw:layer="layout" svg:width="0.751cm" svg:height="0.234cm" svg:x="7.207cm" svg:y="11.666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09cm" svg:height="0.234cm" svg:x="9.271cm" svg:y="11.666cm">
          <draw:text-box>
            <text:p text:style-name="P5"><text:span text:style-name="T3">varchar</text:span></text:p>
          </draw:text-box>
        </draw:frame>
        <draw:frame draw:style-name="gr6" draw:text-style-name="P7" draw:layer="layout" svg:width="0.709cm" svg:height="0.234cm" svg:x="11.335cm" svg:y="11.666cm">
          <draw:text-box>
            <text:p text:style-name="P5"><text:span text:style-name="T3">varchar</text:span></text:p>
          </draw:text-box>
        </draw:frame>
        <draw:frame draw:style-name="gr5" draw:text-style-name="P6" draw:layer="layout" svg:width="1.505cm" svg:height="0.256cm" svg:x="1.02cm" svg:y="12.317cm">
          <draw:text-box>
            <text:p text:style-name="P5"><text:span text:style-name="T1">CLU_SUB_COL</text:span></text:p>
          </draw:text-box>
        </draw:frame>
        <draw:frame draw:style-name="gr6" draw:text-style-name="P7" draw:layer="layout" svg:width="1.598cm" svg:height="0.234cm" svg:x="1.02cm" svg:y="12.608cm">
          <draw:text-box>
            <text:p text:style-name="P5"><text:span text:style-name="T2">cd_coleccionista</text:span></text:p>
          </draw:text-box>
        </draw:frame>
        <draw:frame draw:style-name="gr6" draw:text-style-name="P7" draw:layer="layout" svg:width="1.302cm" svg:height="0.234cm" svg:x="3.08cm" svg:y="12.608cm">
          <draw:text-box>
            <text:p text:style-name="P5"><text:span text:style-name="T2">id_presencial</text:span></text:p>
          </draw:text-box>
        </draw:frame>
        <draw:frame draw:style-name="gr6" draw:text-style-name="P7" draw:layer="layout" svg:width="0.938cm" svg:height="0.234cm" svg:x="5.144cm" svg:y="12.608cm">
          <draw:text-box>
            <text:p text:style-name="P5"><text:span text:style-name="T2">id_virtual</text:span></text:p>
          </draw:text-box>
        </draw:frame>
        <draw:frame draw:style-name="gr6" draw:text-style-name="P7" draw:layer="layout" svg:width="0.713cm" svg:height="0.234cm" svg:x="7.207cm" svg:y="12.608cm">
          <draw:text-box>
            <text:p text:style-name="P5"><text:span text:style-name="T2">id_club</text:span></text:p>
          </draw:text-box>
        </draw:frame>
        <draw:frame draw:style-name="gr6" draw:text-style-name="P7" draw:layer="layout" svg:width="0.362cm" svg:height="0.234cm" svg:x="1.02cm" svg:y="12.915cm">
          <draw:text-box>
            <text:p text:style-name="P5"><text:span text:style-name="T3">PK1</text:span></text:p>
          </draw:text-box>
        </draw:frame>
        <draw:frame draw:style-name="gr6" draw:text-style-name="P7" draw:layer="layout" svg:width="0.362cm" svg:height="0.234cm" svg:x="3.08cm" svg:y="12.915cm">
          <draw:text-box>
            <text:p text:style-name="P5"><text:span text:style-name="T3">PK1</text:span></text:p>
          </draw:text-box>
        </draw:frame>
        <draw:frame draw:style-name="gr6" draw:text-style-name="P7" draw:layer="layout" svg:width="0.362cm" svg:height="0.234cm" svg:x="5.144cm" svg:y="12.915cm">
          <draw:text-box>
            <text:p text:style-name="P5"><text:span text:style-name="T3">PK1</text:span></text:p>
          </draw:text-box>
        </draw:frame>
        <draw:frame draw:style-name="gr6" draw:text-style-name="P7" draw:layer="layout" svg:width="0.362cm" svg:height="0.234cm" svg:x="7.207cm" svg:y="12.915cm">
          <draw:text-box>
            <text:p text:style-name="P5"><text:span text:style-name="T3">PK1</text:span></text:p>
          </draw:text-box>
        </draw:frame>
        <draw:frame draw:style-name="gr6" draw:text-style-name="P7" draw:layer="layout" svg:width="0.307cm" svg:height="0.234cm" svg:x="1.02cm" svg:y="13.222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7.207cm" svg:y="13.222cm">
          <draw:text-box>
            <text:p text:style-name="P5"><text:span text:style-name="T3">NN</text:span></text:p>
          </draw:text-box>
        </draw:frame>
        <draw:frame draw:style-name="gr6" draw:text-style-name="P7" draw:layer="layout" svg:width="0.349cm" svg:height="0.234cm" svg:x="1.02cm" svg:y="13.525cm">
          <draw:text-box>
            <text:p text:style-name="P5"><text:span text:style-name="T3">FK1</text:span></text:p>
          </draw:text-box>
        </draw:frame>
        <draw:frame draw:style-name="gr6" draw:text-style-name="P7" draw:layer="layout" svg:width="0.349cm" svg:height="0.234cm" svg:x="3.08cm" svg:y="13.525cm">
          <draw:text-box>
            <text:p text:style-name="P5"><text:span text:style-name="T3">FK2</text:span></text:p>
          </draw:text-box>
        </draw:frame>
        <draw:frame draw:style-name="gr6" draw:text-style-name="P7" draw:layer="layout" svg:width="0.349cm" svg:height="0.234cm" svg:x="5.144cm" svg:y="13.525cm">
          <draw:text-box>
            <text:p text:style-name="P5"><text:span text:style-name="T3">FK3</text:span></text:p>
          </draw:text-box>
        </draw:frame>
        <draw:frame draw:style-name="gr6" draw:text-style-name="P7" draw:layer="layout" svg:width="0.349cm" svg:height="0.234cm" svg:x="7.207cm" svg:y="13.525cm">
          <draw:text-box>
            <text:p text:style-name="P5"><text:span text:style-name="T3">FK4</text:span></text:p>
          </draw:text-box>
        </draw:frame>
        <draw:frame draw:style-name="gr6" draw:text-style-name="P7" draw:layer="layout" svg:width="0.751cm" svg:height="0.234cm" svg:x="1.02cm" svg:y="14.135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51cm" svg:height="0.234cm" svg:x="3.08cm" svg:y="14.135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51cm" svg:height="0.234cm" svg:x="5.144cm" svg:y="14.135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51cm" svg:height="0.234cm" svg:x="7.207cm" svg:y="14.135cm">
          <draw:text-box>
            <text:p text:style-name="P5"><text:span text:style-name="T3">number</text:span></text:p>
          </draw:text-box>
        </draw:frame>
        <draw:frame draw:style-name="gr5" draw:text-style-name="P6" draw:layer="layout" svg:width="1.865cm" svg:height="0.256cm" svg:x="1.02cm" svg:y="14.744cm">
          <draw:text-box>
            <text:p text:style-name="P5"><text:span text:style-name="T1">COLECCIONABLES</text:span></text:p>
          </draw:text-box>
        </draw:frame>
        <draw:frame draw:style-name="gr6" draw:text-style-name="P7" draw:layer="layout" svg:width="0.232cm" svg:height="0.234cm" svg:x="1.02cm" svg:y="15.06cm">
          <draw:text-box>
            <text:p text:style-name="P5"><text:span text:style-name="T2">id</text:span></text:p>
          </draw:text-box>
        </draw:frame>
        <draw:frame draw:style-name="gr6" draw:text-style-name="P7" draw:layer="layout" svg:width="0.777cm" svg:height="0.234cm" svg:x="3.08cm" svg:y="15.06cm">
          <draw:text-box>
            <text:p text:style-name="P5"><text:span text:style-name="T2">nombre</text:span></text:p>
          </draw:text-box>
        </draw:frame>
        <draw:frame draw:style-name="gr6" draw:text-style-name="P7" draw:layer="layout" svg:width="0.243cm" svg:height="0.234cm" svg:x="1.02cm" svg:y="15.363cm">
          <draw:text-box>
            <text:p text:style-name="P5"><text:span text:style-name="T3">PK</text:span></text:p>
          </draw:text-box>
        </draw:frame>
        <draw:frame draw:style-name="gr6" draw:text-style-name="P7" draw:layer="layout" svg:width="0.307cm" svg:height="0.234cm" svg:x="1.02cm" svg:y="15.67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3.08cm" svg:y="15.67cm">
          <draw:text-box>
            <text:p text:style-name="P5"><text:span text:style-name="T3">NN</text:span></text:p>
          </draw:text-box>
        </draw:frame>
        <draw:frame draw:style-name="gr6" draw:text-style-name="P7" draw:layer="layout" svg:width="0.232cm" svg:height="0.234cm" svg:x="1.02cm" svg:y="16.57cm">
          <draw:text-box>
            <text:p text:style-name="P5"><text:span text:style-name="T3">U</text:span></text:p>
          </draw:text-box>
        </draw:frame>
        <draw:frame draw:style-name="gr6" draw:text-style-name="P7" draw:layer="layout" svg:width="0.751cm" svg:height="0.234cm" svg:x="1.02cm" svg:y="16.877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09cm" svg:height="0.234cm" svg:x="3.08cm" svg:y="16.877cm">
          <draw:text-box>
            <text:p text:style-name="P5"><text:span text:style-name="T3">varchar</text:span></text:p>
          </draw:text-box>
        </draw:frame>
        <draw:frame draw:style-name="gr5" draw:text-style-name="P6" draw:layer="layout" svg:width="0.853cm" svg:height="0.256cm" svg:x="1.02cm" svg:y="17.471cm">
          <draw:text-box>
            <text:p text:style-name="P5"><text:span text:style-name="T1">COMICS</text:span></text:p>
          </draw:text-box>
        </draw:frame>
        <draw:frame draw:style-name="gr6" draw:text-style-name="P7" draw:layer="layout" svg:width="0.232cm" svg:height="0.234cm" svg:x="1.02cm" svg:y="17.808cm">
          <draw:text-box>
            <text:p text:style-name="P5"><text:span text:style-name="T2">id</text:span></text:p>
          </draw:text-box>
        </draw:frame>
        <draw:frame draw:style-name="gr6" draw:text-style-name="P7" draw:layer="layout" svg:width="0.777cm" svg:height="0.234cm" svg:x="3.08cm" svg:y="17.808cm">
          <draw:text-box>
            <text:p text:style-name="P5"><text:span text:style-name="T2">nombre</text:span></text:p>
          </draw:text-box>
        </draw:frame>
        <draw:frame draw:style-name="gr6" draw:text-style-name="P7" draw:layer="layout" svg:width="0.861cm" svg:height="0.234cm" svg:x="5.144cm" svg:y="17.808cm">
          <draw:text-box>
            <text:p text:style-name="P5"><text:span text:style-name="T2">volumen</text:span></text:p>
          </draw:text-box>
        </draw:frame>
        <draw:frame draw:style-name="gr6" draw:text-style-name="P7" draw:layer="layout" svg:width="0.777cm" svg:height="0.234cm" svg:x="7.207cm" svg:y="17.808cm">
          <draw:text-box>
            <text:p text:style-name="P5"><text:span text:style-name="T2">numero</text:span></text:p>
          </draw:text-box>
        </draw:frame>
        <draw:frame draw:style-name="gr6" draw:text-style-name="P7" draw:layer="layout" svg:width="1.026cm" svg:height="0.234cm" svg:x="9.271cm" svg:y="17.808cm">
          <draw:text-box>
            <text:p text:style-name="P5"><text:span text:style-name="T2">fecha_pub</text:span></text:p>
          </draw:text-box>
        </draw:frame>
        <draw:frame draw:style-name="gr6" draw:text-style-name="P7" draw:layer="layout" svg:width="1.111cm" svg:height="0.234cm" svg:x="11.335cm" svg:y="17.808cm">
          <draw:text-box>
            <text:p text:style-name="P5"><text:span text:style-name="T2">precio_pub</text:span></text:p>
          </draw:text-box>
        </draw:frame>
        <draw:frame draw:style-name="gr6" draw:text-style-name="P7" draw:layer="layout" svg:width="0.497cm" svg:height="0.234cm" svg:x="13.395cm" svg:y="17.808cm">
          <draw:text-box>
            <text:p text:style-name="P5"><text:span text:style-name="T2">color</text:span></text:p>
          </draw:text-box>
        </draw:frame>
        <draw:frame draw:style-name="gr6" draw:text-style-name="P7" draw:layer="layout" svg:width="0.781cm" svg:height="0.234cm" svg:x="15.459cm" svg:y="17.808cm">
          <draw:text-box>
            <text:p text:style-name="P5"><text:span text:style-name="T2">sinopsis</text:span></text:p>
          </draw:text-box>
        </draw:frame>
        <draw:frame draw:style-name="gr6" draw:text-style-name="P7" draw:layer="layout" svg:width="0.747cm" svg:height="0.234cm" svg:x="17.522cm" svg:y="17.808cm">
          <draw:text-box>
            <text:p text:style-name="P5"><text:span text:style-name="T2">paginas</text:span></text:p>
          </draw:text-box>
        </draw:frame>
        <draw:frame draw:style-name="gr6" draw:text-style-name="P7" draw:layer="layout" svg:width="0.811cm" svg:height="0.234cm" svg:x="19.586cm" svg:y="17.808cm">
          <draw:text-box>
            <text:p text:style-name="P5"><text:span text:style-name="T2">cubierta</text:span></text:p>
          </draw:text-box>
        </draw:frame>
        <draw:frame draw:style-name="gr6" draw:text-style-name="P7" draw:layer="layout" svg:width="0.243cm" svg:height="0.234cm" svg:x="1.02cm" svg:y="18.111cm">
          <draw:text-box>
            <text:p text:style-name="P5"><text:span text:style-name="T3">PK</text:span></text:p>
          </draw:text-box>
        </draw:frame>
        <draw:frame draw:style-name="gr6" draw:text-style-name="P7" draw:layer="layout" svg:width="0.307cm" svg:height="0.234cm" svg:x="1.02cm" svg:y="18.418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3.08cm" svg:y="18.418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5.144cm" svg:y="18.418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7.207cm" svg:y="18.418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9.271cm" svg:y="18.418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11.335cm" svg:y="18.418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13.395cm" svg:y="18.418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15.459cm" svg:y="18.418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17.522cm" svg:y="18.418cm">
          <draw:text-box>
            <text:p text:style-name="P5"><text:span text:style-name="T3">NN</text:span></text:p>
          </draw:text-box>
        </draw:frame>
        <draw:frame draw:style-name="gr6" draw:text-style-name="P7" draw:layer="layout" svg:width="0.307cm" svg:height="0.234cm" svg:x="19.586cm" svg:y="18.418cm">
          <draw:text-box>
            <text:p text:style-name="P5"><text:span text:style-name="T3">NN</text:span></text:p>
          </draw:text-box>
        </draw:frame>
        <draw:frame draw:style-name="gr6" draw:text-style-name="P7" draw:layer="layout" svg:width="0.232cm" svg:height="0.234cm" svg:x="9.271cm" svg:y="19.029cm">
          <draw:text-box>
            <text:p text:style-name="P5"><text:span text:style-name="T3"><text:s/></text:span></text:p>
          </draw:text-box>
        </draw:frame>
        <draw:frame draw:style-name="gr6" draw:text-style-name="P7" draw:layer="layout" svg:width="1.564cm" svg:height="0.234cm" svg:x="11.335cm" svg:y="19.029cm">
          <draw:text-box>
            <text:p text:style-name="P5"><text:span text:style-name="T3">Check( positivo )</text:span></text:p>
          </draw:text-box>
        </draw:frame>
        <draw:frame draw:style-name="gr6" draw:text-style-name="P7" draw:layer="layout" svg:width="1.564cm" svg:height="0.234cm" svg:x="17.522cm" svg:y="19.029cm">
          <draw:text-box>
            <text:p text:style-name="P5"><text:span text:style-name="T3">Check( positivo )</text:span></text:p>
          </draw:text-box>
        </draw:frame>
        <draw:frame draw:style-name="gr6" draw:text-style-name="P7" draw:layer="layout" svg:width="0.709cm" svg:height="0.234cm" svg:x="1.02cm" svg:y="19.332cm">
          <draw:text-box>
            <text:p text:style-name="P5"><text:span text:style-name="T3">varchar</text:span></text:p>
          </draw:text-box>
        </draw:frame>
        <draw:frame draw:style-name="gr6" draw:text-style-name="P7" draw:layer="layout" svg:width="0.709cm" svg:height="0.234cm" svg:x="3.08cm" svg:y="19.332cm">
          <draw:text-box>
            <text:p text:style-name="P5"><text:span text:style-name="T3">varchar</text:span></text:p>
          </draw:text-box>
        </draw:frame>
        <draw:frame draw:style-name="gr6" draw:text-style-name="P7" draw:layer="layout" svg:width="0.751cm" svg:height="0.234cm" svg:x="5.144cm" svg:y="19.332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51cm" svg:height="0.234cm" svg:x="7.207cm" svg:y="19.332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425cm" svg:height="0.234cm" svg:x="9.271cm" svg:y="19.332cm">
          <draw:text-box>
            <text:p text:style-name="P5"><text:span text:style-name="T3">date</text:span></text:p>
          </draw:text-box>
        </draw:frame>
        <draw:frame draw:style-name="gr6" draw:text-style-name="P7" draw:layer="layout" svg:width="0.751cm" svg:height="0.234cm" svg:x="11.335cm" svg:y="19.332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72cm" svg:height="0.234cm" svg:x="13.395cm" svg:y="19.332cm">
          <draw:text-box>
            <text:p text:style-name="P5"><text:span text:style-name="T3">boolean</text:span></text:p>
          </draw:text-box>
        </draw:frame>
        <draw:frame draw:style-name="gr6" draw:text-style-name="P7" draw:layer="layout" svg:width="0.709cm" svg:height="0.234cm" svg:x="15.459cm" svg:y="19.332cm">
          <draw:text-box>
            <text:p text:style-name="P5"><text:span text:style-name="T3">varchar</text:span></text:p>
          </draw:text-box>
        </draw:frame>
        <draw:frame draw:style-name="gr6" draw:text-style-name="P7" draw:layer="layout" svg:width="0.751cm" svg:height="0.234cm" svg:x="17.522cm" svg:y="19.332cm">
          <draw:text-box>
            <text:p text:style-name="P5"><text:span text:style-name="T3">number</text:span></text:p>
          </draw:text-box>
        </draw:frame>
        <draw:frame draw:style-name="gr6" draw:text-style-name="P7" draw:layer="layout" svg:width="0.772cm" svg:height="0.234cm" svg:x="19.586cm" svg:y="19.332cm">
          <draw:text-box>
            <text:p text:style-name="P5"><text:span text:style-name="T3">boolean</text:span></text:p>
          </draw:text-box>
        </draw:frame>
        <draw:frame draw:style-name="gr6" draw:text-style-name="P7" draw:layer="layout" svg:width="2.059cm" svg:height="0.234cm" svg:x="1.02cm" svg:y="8.276cm">
          <draw:text-box>
            <text:p text:style-name="P5"><text:span text:style-name="T3">Check ('Organizador', </text:span></text:p>
          </draw:text-box>
        </draw:frame>
        <draw:frame draw:style-name="gr6" draw:text-style-name="P7" draw:layer="layout" svg:width="0.95cm" svg:height="0.234cm" svg:x="1.02cm" svg:y="8.509cm">
          <draw:text-box>
            <text:p text:style-name="P5"><text:span text:style-name="T3">'Invitado')</text:span></text:p>
          </draw:text-box>
        </draw:frame>
        <draw:frame draw:style-name="gr5" draw:text-style-name="P9" draw:layer="layout" svg:width="4.049cm" svg:height="0.352cm" svg:x="1.101cm" svg:y="1cm">
          <draw:text-box>
            <text:p text:style-name="P8"><text:span text:style-name="T4">Modelo <text:s/>Relacional Grupo 7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4.754cm" svg:height="0.291cm" svg:x="0.998cm" svg:y="1.308cm" svg:viewBox="0 0 24755 292" draw:points="0,292 24755,292 24755,0 0,0">
          <text:p/>
        </draw:polygon>
        <draw:polygon draw:style-name="gr3" draw:text-style-name="P3" draw:layer="layout" svg:width="4.127cm" svg:height="0.291cm" svg:x="21.625cm" svg:y="1.89cm" svg:viewBox="0 0 4128 292" draw:points="0,292 4128,292 4128,0 0,0">
          <text:p/>
        </draw:polygon>
        <draw:polygon draw:style-name="gr3" draw:text-style-name="P3" draw:layer="layout" svg:width="2.064cm" svg:height="0.291cm" svg:x="3.058cm" svg:y="2.472cm" svg:viewBox="0 0 2065 292" draw:points="0,292 2065,292 2065,0 0,0">
          <text:p/>
        </draw:polygon>
        <draw:polygon draw:style-name="gr1" draw:text-style-name="P1" draw:layer="layout" svg:width="6.187cm" svg:height="0.291cm" svg:x="0.998cm" svg:y="3.68cm" svg:viewBox="0 0 6188 292" draw:points="0,292 6188,292 6188,0 0,0">
          <text:p/>
        </draw:polygon>
        <draw:polygon draw:style-name="gr1" draw:text-style-name="P1" draw:layer="layout" svg:width="4.124cm" svg:height="0.292cm" svg:x="0.998cm" svg:y="6.029cm" svg:viewBox="0 0 4125 293" draw:points="0,293 4125,293 4125,0 0,0">
          <text:p/>
        </draw:polygon>
        <draw:polygon draw:style-name="gr1" draw:text-style-name="P1" draw:layer="layout" svg:width="10.313cm" svg:height="0.291cm" svg:x="0.998cm" svg:y="8.401cm" svg:viewBox="0 0 10314 292" draw:points="0,292 10314,292 10314,0 0,0">
          <text:p/>
        </draw:polygon>
        <draw:polygon draw:style-name="gr1" draw:text-style-name="P1" draw:layer="layout" svg:width="8.25cm" svg:height="0.292cm" svg:x="0.998cm" svg:y="10.772cm" svg:viewBox="0 0 8251 293" draw:points="0,293 8251,293 8251,0 0,0">
          <text:p/>
        </draw:polygon>
        <draw:polygon draw:style-name="gr1" draw:text-style-name="P1" draw:layer="layout" svg:width="10.313cm" svg:height="0.291cm" svg:x="0.998cm" svg:y="13.614cm" svg:viewBox="0 0 10314 292" draw:points="0,292 10314,292 10314,0 0,0">
          <text:p/>
        </draw:polygon>
        <draw:polygon draw:style-name="gr2" draw:text-style-name="P2" draw:layer="layout" svg:width="2.061cm" svg:height="0.291cm" svg:x="0.998cm" svg:y="13.905cm" svg:viewBox="0 0 2062 292" draw:points="0,292 2062,292 2062,0 0,0">
          <text:p/>
        </draw:polygon>
        <draw:polygon draw:style-name="gr2" draw:text-style-name="P2" draw:layer="layout" svg:width="4.127cm" svg:height="0.291cm" svg:x="7.184cm" svg:y="13.905cm" svg:viewBox="0 0 4128 292" draw:points="0,292 4128,292 4128,0 0,0">
          <text:p/>
        </draw:polygon>
        <draw:polygon draw:style-name="gr1" draw:text-style-name="P1" draw:layer="layout" svg:width="8.25cm" svg:height="0.292cm" svg:x="0.998cm" svg:y="16.186cm" svg:viewBox="0 0 8251 293" draw:points="0,293 8251,293 8251,0 0,0">
          <text:p/>
        </draw:polygon>
        <draw:polygon draw:style-name="gr2" draw:text-style-name="P2" draw:layer="layout" svg:width="6.19cm" svg:height="0.291cm" svg:x="3.058cm" svg:y="16.477cm" svg:viewBox="0 0 6191 292" draw:points="0,292 6191,292 6191,0 0,0">
          <text:p/>
        </draw:polygon>
        <draw:polygon draw:style-name="gr3" draw:text-style-name="P3" draw:layer="layout" svg:width="4.127cm" svg:height="0.291cm" svg:x="3.058cm" svg:y="16.768cm" svg:viewBox="0 0 4128 292" draw:points="0,292 4128,292 4128,0 0,0">
          <text:p/>
        </draw:polygon>
        <draw:line draw:style-name="gr4" draw:text-style-name="P4" draw:layer="layout" svg:x1="0.991cm" svg:y1="1.311cm" svg:x2="25.761cm" svg:y2="1.311cm">
          <text:p/>
        </draw:line>
        <draw:line draw:style-name="gr4" draw:text-style-name="P4" draw:layer="layout" svg:x1="0.998cm" svg:y1="1.304cm" svg:x2="0.998cm" svg:y2="3.086cm">
          <text:p/>
        </draw:line>
        <draw:line draw:style-name="gr4" draw:text-style-name="P4" draw:layer="layout" svg:x1="3.061cm" svg:y1="1.304cm" svg:x2="3.061cm" svg:y2="3.086cm">
          <text:p/>
        </draw:line>
        <draw:line draw:style-name="gr4" draw:text-style-name="P4" draw:layer="layout" svg:x1="5.124cm" svg:y1="1.304cm" svg:x2="5.124cm" svg:y2="3.086cm">
          <text:p/>
        </draw:line>
        <draw:line draw:style-name="gr4" draw:text-style-name="P4" draw:layer="layout" svg:x1="7.187cm" svg:y1="1.304cm" svg:x2="7.187cm" svg:y2="3.086cm">
          <text:p/>
        </draw:line>
        <draw:line draw:style-name="gr4" draw:text-style-name="P4" draw:layer="layout" svg:x1="9.25cm" svg:y1="1.304cm" svg:x2="9.25cm" svg:y2="3.086cm">
          <text:p/>
        </draw:line>
        <draw:line draw:style-name="gr4" draw:text-style-name="P4" draw:layer="layout" svg:x1="11.313cm" svg:y1="1.304cm" svg:x2="11.313cm" svg:y2="3.086cm">
          <text:p/>
        </draw:line>
        <draw:line draw:style-name="gr4" draw:text-style-name="P4" draw:layer="layout" svg:x1="13.376cm" svg:y1="1.304cm" svg:x2="13.376cm" svg:y2="3.086cm">
          <text:p/>
        </draw:line>
        <draw:line draw:style-name="gr4" draw:text-style-name="P4" draw:layer="layout" svg:x1="15.439cm" svg:y1="1.304cm" svg:x2="15.439cm" svg:y2="3.086cm">
          <text:p/>
        </draw:line>
        <draw:line draw:style-name="gr4" draw:text-style-name="P4" draw:layer="layout" svg:x1="17.502cm" svg:y1="1.304cm" svg:x2="17.502cm" svg:y2="3.086cm">
          <text:p/>
        </draw:line>
        <draw:line draw:style-name="gr4" draw:text-style-name="P4" draw:layer="layout" svg:x1="19.565cm" svg:y1="1.304cm" svg:x2="19.565cm" svg:y2="3.086cm">
          <text:p/>
        </draw:line>
        <draw:line draw:style-name="gr4" draw:text-style-name="P4" draw:layer="layout" svg:x1="21.628cm" svg:y1="1.304cm" svg:x2="21.628cm" svg:y2="3.086cm">
          <text:p/>
        </draw:line>
        <draw:line draw:style-name="gr4" draw:text-style-name="P4" draw:layer="layout" svg:x1="23.691cm" svg:y1="1.304cm" svg:x2="23.691cm" svg:y2="1.9cm">
          <text:p/>
        </draw:line>
        <draw:line draw:style-name="gr4" draw:text-style-name="P4" draw:layer="layout" svg:x1="25.754cm" svg:y1="1.304cm" svg:x2="25.754cm" svg:y2="3.086cm">
          <text:p/>
        </draw:line>
        <draw:line draw:style-name="gr4" draw:text-style-name="P4" draw:layer="layout" svg:x1="25.754cm" svg:y1="1.304cm" svg:x2="25.754cm" svg:y2="3.086cm">
          <text:p/>
        </draw:line>
        <draw:line draw:style-name="gr4" draw:text-style-name="P4" draw:layer="layout" svg:x1="0.991cm" svg:y1="1.602cm" svg:x2="25.761cm" svg:y2="1.602cm">
          <text:p/>
        </draw:line>
        <draw:line draw:style-name="gr4" draw:text-style-name="P4" draw:layer="layout" svg:x1="0.991cm" svg:y1="1.893cm" svg:x2="25.761cm" svg:y2="1.893cm">
          <text:p/>
        </draw:line>
        <draw:line draw:style-name="gr4" draw:text-style-name="P4" draw:layer="layout" svg:x1="0.991cm" svg:y1="2.184cm" svg:x2="25.761cm" svg:y2="2.184cm">
          <text:p/>
        </draw:line>
        <draw:line draw:style-name="gr4" draw:text-style-name="P4" draw:layer="layout" svg:x1="23.691cm" svg:y1="2.176cm" svg:x2="23.691cm" svg:y2="3.086cm">
          <text:p/>
        </draw:line>
        <draw:line draw:style-name="gr4" draw:text-style-name="P4" draw:layer="layout" svg:x1="0.991cm" svg:y1="2.474cm" svg:x2="25.761cm" svg:y2="2.474cm">
          <text:p/>
        </draw:line>
        <draw:line draw:style-name="gr4" draw:text-style-name="P4" draw:layer="layout" svg:x1="0.991cm" svg:y1="2.765cm" svg:x2="25.761cm" svg:y2="2.765cm">
          <text:p/>
        </draw:line>
        <draw:line draw:style-name="gr4" draw:text-style-name="P4" draw:layer="layout" svg:x1="0.991cm" svg:y1="3.078cm" svg:x2="25.761cm" svg:y2="3.078cm">
          <text:p/>
        </draw:line>
        <draw:line draw:style-name="gr4" draw:text-style-name="P4" draw:layer="layout" svg:x1="0.991cm" svg:y1="3.682cm" svg:x2="7.194cm" svg:y2="3.682cm">
          <text:p/>
        </draw:line>
        <draw:line draw:style-name="gr4" draw:text-style-name="P4" draw:layer="layout" svg:x1="0.998cm" svg:y1="3.675cm" svg:x2="0.998cm" svg:y2="5.435cm">
          <text:p/>
        </draw:line>
        <draw:line draw:style-name="gr4" draw:text-style-name="P4" draw:layer="layout" svg:x1="3.061cm" svg:y1="3.675cm" svg:x2="3.061cm" svg:y2="5.435cm">
          <text:p/>
        </draw:line>
        <draw:line draw:style-name="gr4" draw:text-style-name="P4" draw:layer="layout" svg:x1="5.124cm" svg:y1="3.675cm" svg:x2="5.124cm" svg:y2="5.435cm">
          <text:p/>
        </draw:line>
        <draw:line draw:style-name="gr4" draw:text-style-name="P4" draw:layer="layout" svg:x1="7.187cm" svg:y1="3.675cm" svg:x2="7.187cm" svg:y2="5.435cm">
          <text:p/>
        </draw:line>
        <draw:line draw:style-name="gr4" draw:text-style-name="P4" draw:layer="layout" svg:x1="0.991cm" svg:y1="3.973cm" svg:x2="7.194cm" svg:y2="3.973cm">
          <text:p/>
        </draw:line>
        <draw:line draw:style-name="gr4" draw:text-style-name="P4" draw:layer="layout" svg:x1="0.991cm" svg:y1="4.264cm" svg:x2="7.194cm" svg:y2="4.264cm">
          <text:p/>
        </draw:line>
        <draw:line draw:style-name="gr4" draw:text-style-name="P4" draw:layer="layout" svg:x1="0.991cm" svg:y1="4.555cm" svg:x2="7.194cm" svg:y2="4.555cm">
          <text:p/>
        </draw:line>
        <draw:line draw:style-name="gr4" draw:text-style-name="P4" draw:layer="layout" svg:x1="0.991cm" svg:y1="4.846cm" svg:x2="7.194cm" svg:y2="4.846cm">
          <text:p/>
        </draw:line>
        <draw:line draw:style-name="gr4" draw:text-style-name="P4" draw:layer="layout" svg:x1="0.991cm" svg:y1="5.137cm" svg:x2="7.194cm" svg:y2="5.137cm">
          <text:p/>
        </draw:line>
        <draw:line draw:style-name="gr4" draw:text-style-name="P4" draw:layer="layout" svg:x1="0.991cm" svg:y1="5.428cm" svg:x2="7.194cm" svg:y2="5.428cm">
          <text:p/>
        </draw:line>
        <draw:line draw:style-name="gr4" draw:text-style-name="P4" draw:layer="layout" svg:x1="0.991cm" svg:y1="6.032cm" svg:x2="5.131cm" svg:y2="6.032cm">
          <text:p/>
        </draw:line>
        <draw:line draw:style-name="gr4" draw:text-style-name="P4" draw:layer="layout" svg:x1="0.998cm" svg:y1="6.025cm" svg:x2="0.998cm" svg:y2="7.807cm">
          <text:p/>
        </draw:line>
        <draw:line draw:style-name="gr4" draw:text-style-name="P4" draw:layer="layout" svg:x1="3.061cm" svg:y1="6.025cm" svg:x2="3.061cm" svg:y2="7.807cm">
          <text:p/>
        </draw:line>
        <draw:line draw:style-name="gr4" draw:text-style-name="P4" draw:layer="layout" svg:x1="5.124cm" svg:y1="6.025cm" svg:x2="5.124cm" svg:y2="7.807cm">
          <text:p/>
        </draw:line>
        <draw:line draw:style-name="gr4" draw:text-style-name="P4" draw:layer="layout" svg:x1="0.991cm" svg:y1="6.323cm" svg:x2="5.131cm" svg:y2="6.323cm">
          <text:p/>
        </draw:line>
        <draw:line draw:style-name="gr4" draw:text-style-name="P4" draw:layer="layout" svg:x1="0.991cm" svg:y1="6.614cm" svg:x2="5.131cm" svg:y2="6.614cm">
          <text:p/>
        </draw:line>
        <draw:line draw:style-name="gr4" draw:text-style-name="P4" draw:layer="layout" svg:x1="0.991cm" svg:y1="6.905cm" svg:x2="5.131cm" svg:y2="6.905cm">
          <text:p/>
        </draw:line>
        <draw:line draw:style-name="gr4" draw:text-style-name="P4" draw:layer="layout" svg:x1="0.991cm" svg:y1="7.196cm" svg:x2="5.131cm" svg:y2="7.196cm">
          <text:p/>
        </draw:line>
        <draw:line draw:style-name="gr4" draw:text-style-name="P4" draw:layer="layout" svg:x1="0.991cm" svg:y1="7.487cm" svg:x2="5.131cm" svg:y2="7.487cm">
          <text:p/>
        </draw:line>
        <draw:line draw:style-name="gr4" draw:text-style-name="P4" draw:layer="layout" svg:x1="0.991cm" svg:y1="7.8cm" svg:x2="5.131cm" svg:y2="7.8cm">
          <text:p/>
        </draw:line>
        <draw:line draw:style-name="gr4" draw:text-style-name="P4" draw:layer="layout" svg:x1="0.991cm" svg:y1="8.404cm" svg:x2="11.32cm" svg:y2="8.404cm">
          <text:p/>
        </draw:line>
        <draw:line draw:style-name="gr4" draw:text-style-name="P4" draw:layer="layout" svg:x1="0.998cm" svg:y1="8.396cm" svg:x2="0.998cm" svg:y2="10.178cm">
          <text:p/>
        </draw:line>
        <draw:line draw:style-name="gr4" draw:text-style-name="P4" draw:layer="layout" svg:x1="3.061cm" svg:y1="8.396cm" svg:x2="3.061cm" svg:y2="10.178cm">
          <text:p/>
        </draw:line>
        <draw:line draw:style-name="gr4" draw:text-style-name="P4" draw:layer="layout" svg:x1="5.124cm" svg:y1="8.396cm" svg:x2="5.124cm" svg:y2="10.178cm">
          <text:p/>
        </draw:line>
        <draw:line draw:style-name="gr4" draw:text-style-name="P4" draw:layer="layout" svg:x1="7.187cm" svg:y1="8.396cm" svg:x2="7.187cm" svg:y2="10.178cm">
          <text:p/>
        </draw:line>
        <draw:line draw:style-name="gr4" draw:text-style-name="P4" draw:layer="layout" svg:x1="9.25cm" svg:y1="8.396cm" svg:x2="9.25cm" svg:y2="10.178cm">
          <text:p/>
        </draw:line>
        <draw:line draw:style-name="gr4" draw:text-style-name="P4" draw:layer="layout" svg:x1="11.313cm" svg:y1="8.396cm" svg:x2="11.313cm" svg:y2="10.178cm">
          <text:p/>
        </draw:line>
        <draw:line draw:style-name="gr4" draw:text-style-name="P4" draw:layer="layout" svg:x1="0.991cm" svg:y1="8.694cm" svg:x2="11.32cm" svg:y2="8.694cm">
          <text:p/>
        </draw:line>
        <draw:line draw:style-name="gr4" draw:text-style-name="P4" draw:layer="layout" svg:x1="0.991cm" svg:y1="8.985cm" svg:x2="11.32cm" svg:y2="8.985cm">
          <text:p/>
        </draw:line>
        <draw:line draw:style-name="gr4" draw:text-style-name="P4" draw:layer="layout" svg:x1="0.991cm" svg:y1="9.276cm" svg:x2="11.32cm" svg:y2="9.276cm">
          <text:p/>
        </draw:line>
        <draw:line draw:style-name="gr4" draw:text-style-name="P4" draw:layer="layout" svg:x1="0.991cm" svg:y1="9.567cm" svg:x2="11.32cm" svg:y2="9.567cm">
          <text:p/>
        </draw:line>
        <draw:line draw:style-name="gr4" draw:text-style-name="P4" draw:layer="layout" svg:x1="0.991cm" svg:y1="9.858cm" svg:x2="11.32cm" svg:y2="9.858cm">
          <text:p/>
        </draw:line>
        <draw:line draw:style-name="gr4" draw:text-style-name="P4" draw:layer="layout" svg:x1="0.991cm" svg:y1="10.171cm" svg:x2="11.32cm" svg:y2="10.171cm">
          <text:p/>
        </draw:line>
        <draw:line draw:style-name="gr4" draw:text-style-name="P4" draw:layer="layout" svg:x1="0.991cm" svg:y1="10.775cm" svg:x2="9.257cm" svg:y2="10.775cm">
          <text:p/>
        </draw:line>
        <draw:line draw:style-name="gr4" draw:text-style-name="P4" draw:layer="layout" svg:x1="0.998cm" svg:y1="10.768cm" svg:x2="0.998cm" svg:y2="13.02cm">
          <text:p/>
        </draw:line>
        <draw:line draw:style-name="gr4" draw:text-style-name="P4" draw:layer="layout" svg:x1="3.061cm" svg:y1="10.768cm" svg:x2="3.061cm" svg:y2="13.02cm">
          <text:p/>
        </draw:line>
        <draw:line draw:style-name="gr4" draw:text-style-name="P4" draw:layer="layout" svg:x1="5.124cm" svg:y1="10.768cm" svg:x2="5.124cm" svg:y2="13.02cm">
          <text:p/>
        </draw:line>
        <draw:line draw:style-name="gr4" draw:text-style-name="P4" draw:layer="layout" svg:x1="7.187cm" svg:y1="10.768cm" svg:x2="7.187cm" svg:y2="13.02cm">
          <text:p/>
        </draw:line>
        <draw:line draw:style-name="gr4" draw:text-style-name="P4" draw:layer="layout" svg:x1="9.25cm" svg:y1="10.768cm" svg:x2="9.25cm" svg:y2="13.02cm">
          <text:p/>
        </draw:line>
        <draw:line draw:style-name="gr4" draw:text-style-name="P4" draw:layer="layout" svg:x1="0.991cm" svg:y1="11.066cm" svg:x2="9.257cm" svg:y2="11.066cm">
          <text:p/>
        </draw:line>
        <draw:line draw:style-name="gr4" draw:text-style-name="P4" draw:layer="layout" svg:x1="0.991cm" svg:y1="11.357cm" svg:x2="9.257cm" svg:y2="11.357cm">
          <text:p/>
        </draw:line>
        <draw:line draw:style-name="gr4" draw:text-style-name="P4" draw:layer="layout" svg:x1="0.991cm" svg:y1="11.648cm" svg:x2="9.257cm" svg:y2="11.648cm">
          <text:p/>
        </draw:line>
        <draw:line draw:style-name="gr4" draw:text-style-name="P4" draw:layer="layout" svg:x1="0.991cm" svg:y1="11.939cm" svg:x2="9.257cm" svg:y2="11.939cm">
          <text:p/>
        </draw:line>
        <draw:line draw:style-name="gr4" draw:text-style-name="P4" draw:layer="layout" svg:x1="0.991cm" svg:y1="12.431cm" svg:x2="9.257cm" svg:y2="12.431cm">
          <text:p/>
        </draw:line>
        <draw:line draw:style-name="gr4" draw:text-style-name="P4" draw:layer="layout" svg:x1="0.991cm" svg:y1="12.722cm" svg:x2="9.257cm" svg:y2="12.722cm">
          <text:p/>
        </draw:line>
        <draw:line draw:style-name="gr4" draw:text-style-name="P4" draw:layer="layout" svg:x1="0.991cm" svg:y1="13.012cm" svg:x2="9.257cm" svg:y2="13.012cm">
          <text:p/>
        </draw:line>
        <draw:line draw:style-name="gr4" draw:text-style-name="P4" draw:layer="layout" svg:x1="0.991cm" svg:y1="13.616cm" svg:x2="11.32cm" svg:y2="13.616cm">
          <text:p/>
        </draw:line>
        <draw:line draw:style-name="gr4" draw:text-style-name="P4" draw:layer="layout" svg:x1="0.998cm" svg:y1="13.609cm" svg:x2="0.998cm" svg:y2="15.592cm">
          <text:p/>
        </draw:line>
        <draw:line draw:style-name="gr4" draw:text-style-name="P4" draw:layer="layout" svg:x1="3.061cm" svg:y1="13.609cm" svg:x2="3.061cm" svg:y2="15.592cm">
          <text:p/>
        </draw:line>
        <draw:line draw:style-name="gr4" draw:text-style-name="P4" draw:layer="layout" svg:x1="5.124cm" svg:y1="13.609cm" svg:x2="5.124cm" svg:y2="15.592cm">
          <text:p/>
        </draw:line>
        <draw:line draw:style-name="gr4" draw:text-style-name="P4" draw:layer="layout" svg:x1="7.187cm" svg:y1="13.609cm" svg:x2="7.187cm" svg:y2="15.592cm">
          <text:p/>
        </draw:line>
        <draw:line draw:style-name="gr4" draw:text-style-name="P4" draw:layer="layout" svg:x1="9.25cm" svg:y1="13.609cm" svg:x2="9.25cm" svg:y2="15.592cm">
          <text:p/>
        </draw:line>
        <draw:line draw:style-name="gr4" draw:text-style-name="P4" draw:layer="layout" svg:x1="11.313cm" svg:y1="13.609cm" svg:x2="11.313cm" svg:y2="15.592cm">
          <text:p/>
        </draw:line>
        <draw:line draw:style-name="gr4" draw:text-style-name="P4" draw:layer="layout" svg:x1="0.991cm" svg:y1="13.907cm" svg:x2="11.32cm" svg:y2="13.907cm">
          <text:p/>
        </draw:line>
        <draw:line draw:style-name="gr4" draw:text-style-name="P4" draw:layer="layout" svg:x1="0.991cm" svg:y1="14.198cm" svg:x2="11.32cm" svg:y2="14.198cm">
          <text:p/>
        </draw:line>
        <draw:line draw:style-name="gr4" draw:text-style-name="P4" draw:layer="layout" svg:x1="0.991cm" svg:y1="14.489cm" svg:x2="11.32cm" svg:y2="14.489cm">
          <text:p/>
        </draw:line>
        <draw:line draw:style-name="gr4" draw:text-style-name="P4" draw:layer="layout" svg:x1="0.991cm" svg:y1="14.78cm" svg:x2="11.32cm" svg:y2="14.78cm">
          <text:p/>
        </draw:line>
        <draw:line draw:style-name="gr4" draw:text-style-name="P4" draw:layer="layout" svg:x1="0.991cm" svg:y1="15.272cm" svg:x2="11.32cm" svg:y2="15.272cm">
          <text:p/>
        </draw:line>
        <draw:line draw:style-name="gr4" draw:text-style-name="P4" draw:layer="layout" svg:x1="0.991cm" svg:y1="15.585cm" svg:x2="11.32cm" svg:y2="15.585cm">
          <text:p/>
        </draw:line>
        <draw:line draw:style-name="gr4" draw:text-style-name="P4" draw:layer="layout" svg:x1="0.991cm" svg:y1="16.189cm" svg:x2="9.257cm" svg:y2="16.189cm">
          <text:p/>
        </draw:line>
        <draw:line draw:style-name="gr4" draw:text-style-name="P4" draw:layer="layout" svg:x1="0.998cm" svg:y1="16.182cm" svg:x2="0.998cm" svg:y2="17.942cm">
          <text:p/>
        </draw:line>
        <draw:line draw:style-name="gr4" draw:text-style-name="P4" draw:layer="layout" svg:x1="3.061cm" svg:y1="16.182cm" svg:x2="3.061cm" svg:y2="17.942cm">
          <text:p/>
        </draw:line>
        <draw:line draw:style-name="gr4" draw:text-style-name="P4" draw:layer="layout" svg:x1="5.124cm" svg:y1="16.182cm" svg:x2="5.124cm" svg:y2="16.778cm">
          <text:p/>
        </draw:line>
        <draw:line draw:style-name="gr4" draw:text-style-name="P4" draw:layer="layout" svg:x1="7.187cm" svg:y1="16.182cm" svg:x2="7.187cm" svg:y2="17.942cm">
          <text:p/>
        </draw:line>
        <draw:line draw:style-name="gr4" draw:text-style-name="P4" draw:layer="layout" svg:x1="9.25cm" svg:y1="16.182cm" svg:x2="9.25cm" svg:y2="17.942cm">
          <text:p/>
        </draw:line>
        <draw:line draw:style-name="gr4" draw:text-style-name="P4" draw:layer="layout" svg:x1="0.991cm" svg:y1="16.48cm" svg:x2="9.257cm" svg:y2="16.48cm">
          <text:p/>
        </draw:line>
        <draw:line draw:style-name="gr4" draw:text-style-name="P4" draw:layer="layout" svg:x1="0.991cm" svg:y1="16.771cm" svg:x2="9.257cm" svg:y2="16.771cm">
          <text:p/>
        </draw:line>
        <draw:line draw:style-name="gr4" draw:text-style-name="P4" draw:layer="layout" svg:x1="0.991cm" svg:y1="17.062cm" svg:x2="9.257cm" svg:y2="17.062cm">
          <text:p/>
        </draw:line>
        <draw:line draw:style-name="gr4" draw:text-style-name="P4" draw:layer="layout" svg:x1="5.124cm" svg:y1="17.054cm" svg:x2="5.124cm" svg:y2="17.942cm">
          <text:p/>
        </draw:line>
        <draw:line draw:style-name="gr4" draw:text-style-name="P4" draw:layer="layout" svg:x1="0.991cm" svg:y1="17.353cm" svg:x2="9.257cm" svg:y2="17.353cm">
          <text:p/>
        </draw:line>
        <draw:line draw:style-name="gr4" draw:text-style-name="P4" draw:layer="layout" svg:x1="0.991cm" svg:y1="17.644cm" svg:x2="9.257cm" svg:y2="17.644cm">
          <text:p/>
        </draw:line>
        <draw:line draw:style-name="gr4" draw:text-style-name="P4" draw:layer="layout" svg:x1="0.991cm" svg:y1="17.934cm" svg:x2="9.257cm" svg:y2="17.934cm">
          <text:p/>
        </draw:line>
        <draw:frame draw:style-name="gr5" draw:text-style-name="P10" draw:layer="layout" svg:width="1.805cm" svg:height="0.256cm" svg:x="1.02cm" svg:y="1.019cm">
          <draw:text-box>
            <text:p text:style-name="P5"><text:span text:style-name="T1">COLECCIONISTAS</text:span></text:p>
          </draw:text-box>
        </draw:frame>
        <draw:frame draw:style-name="gr6" draw:text-style-name="P11" draw:layer="layout" svg:width="0.645cm" svg:height="0.234cm" svg:x="1.02cm" svg:y="1.332cm">
          <draw:text-box>
            <text:p text:style-name="P5"><text:span text:style-name="T2">cedula</text:span></text:p>
          </draw:text-box>
        </draw:frame>
        <draw:frame draw:style-name="gr6" draw:text-style-name="P11" draw:layer="layout" svg:width="0.489cm" svg:height="0.234cm" svg:x="3.08cm" svg:y="1.332cm">
          <draw:text-box>
            <text:p text:style-name="P5"><text:span text:style-name="T2">edad</text:span></text:p>
          </draw:text-box>
        </draw:frame>
        <draw:frame draw:style-name="gr6" draw:text-style-name="P11" draw:layer="layout" svg:width="1.018cm" svg:height="0.234cm" svg:x="5.144cm" svg:y="1.332cm">
          <draw:text-box>
            <text:p text:style-name="P5"><text:span text:style-name="T2">p_nombre</text:span></text:p>
          </draw:text-box>
        </draw:frame>
        <draw:frame draw:style-name="gr6" draw:text-style-name="P11" draw:layer="layout" svg:width="0.984cm" svg:height="0.234cm" svg:x="7.207cm" svg:y="1.332cm">
          <draw:text-box>
            <text:p text:style-name="P5"><text:span text:style-name="T2">s_nombre</text:span></text:p>
          </draw:text-box>
        </draw:frame>
        <draw:frame draw:style-name="gr6" draw:text-style-name="P11" draw:layer="layout" svg:width="1.035cm" svg:height="0.234cm" svg:x="9.271cm" svg:y="1.332cm">
          <draw:text-box>
            <text:p text:style-name="P5"><text:span text:style-name="T2">p_apellido</text:span></text:p>
          </draw:text-box>
        </draw:frame>
        <draw:frame draw:style-name="gr6" draw:text-style-name="P11" draw:layer="layout" svg:width="1.001cm" svg:height="0.234cm" svg:x="11.335cm" svg:y="1.332cm">
          <draw:text-box>
            <text:p text:style-name="P5"><text:span text:style-name="T2">s_apellido</text:span></text:p>
          </draw:text-box>
        </draw:frame>
        <draw:frame draw:style-name="gr6" draw:text-style-name="P11" draw:layer="layout" svg:width="1.255cm" svg:height="0.234cm" svg:x="13.395cm" svg:y="1.332cm">
          <draw:text-box>
            <text:p text:style-name="P5"><text:span text:style-name="T2">nacionalidad</text:span></text:p>
          </draw:text-box>
        </draw:frame>
        <draw:frame draw:style-name="gr6" draw:text-style-name="P11" draw:layer="layout" svg:width="0.832cm" svg:height="0.234cm" svg:x="15.459cm" svg:y="1.332cm">
          <draw:text-box>
            <text:p text:style-name="P5"><text:span text:style-name="T2">telefono</text:span></text:p>
          </draw:text-box>
        </draw:frame>
        <draw:frame draw:style-name="gr6" draw:text-style-name="P11" draw:layer="layout" svg:width="0.544cm" svg:height="0.234cm" svg:x="17.522cm" svg:y="1.332cm">
          <draw:text-box>
            <text:p text:style-name="P5"><text:span text:style-name="T2">email</text:span></text:p>
          </draw:text-box>
        </draw:frame>
        <draw:frame draw:style-name="gr6" draw:text-style-name="P11" draw:layer="layout" svg:width="0.798cm" svg:height="0.234cm" svg:x="19.586cm" svg:y="1.332cm">
          <draw:text-box>
            <text:p text:style-name="P5"><text:span text:style-name="T2">id_lugar</text:span></text:p>
          </draw:text-box>
        </draw:frame>
        <draw:frame draw:style-name="gr6" draw:text-style-name="P11" draw:layer="layout" svg:width="1.598cm" svg:height="0.234cm" svg:x="21.65cm" svg:y="1.332cm">
          <draw:text-box>
            <text:p text:style-name="P5"><text:span text:style-name="T2">cd_coleccionista</text:span></text:p>
          </draw:text-box>
        </draw:frame>
        <draw:frame draw:style-name="gr6" draw:text-style-name="P11" draw:layer="layout" svg:width="1.733cm" svg:height="0.234cm" svg:x="23.71cm" svg:y="1.332cm">
          <draw:text-box>
            <text:p text:style-name="P5"><text:span text:style-name="T2">cd_representante</text:span></text:p>
          </draw:text-box>
        </draw:frame>
        <draw:frame draw:style-name="gr6" draw:text-style-name="P11" draw:layer="layout" svg:width="0.243cm" svg:height="0.234cm" svg:x="1.02cm" svg:y="1.625cm">
          <draw:text-box>
            <text:p text:style-name="P5"><text:span text:style-name="T3">PK</text:span></text:p>
          </draw:text-box>
        </draw:frame>
        <draw:frame draw:style-name="gr6" draw:text-style-name="P11" draw:layer="layout" svg:width="0.307cm" svg:height="0.234cm" svg:x="1.02cm" svg:y="1.91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3.08cm" svg:y="1.91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5.144cm" svg:y="1.91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9.271cm" svg:y="1.91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13.395cm" svg:y="1.91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15.459cm" svg:y="1.91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17.522cm" svg:y="1.91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19.586cm" svg:y="1.91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49cm" svg:height="0.234cm" svg:x="19.586cm" svg:y="2.207cm">
          <draw:text-box>
            <text:p text:style-name="P5"><text:span text:style-name="T3">FK1</text:span></text:p>
          </draw:text-box>
        </draw:frame>
        <draw:frame draw:style-name="gr6" draw:text-style-name="P11" draw:layer="layout" svg:width="0.349cm" svg:height="0.234cm" svg:x="21.65cm" svg:y="2.207cm">
          <draw:text-box>
            <text:p text:style-name="P5"><text:span text:style-name="T3">FK2</text:span></text:p>
          </draw:text-box>
        </draw:frame>
        <draw:frame draw:style-name="gr6" draw:text-style-name="P11" draw:layer="layout" svg:width="0.349cm" svg:height="0.234cm" svg:x="23.71cm" svg:y="2.207cm">
          <draw:text-box>
            <text:p text:style-name="P5"><text:span text:style-name="T3">FK3</text:span></text:p>
          </draw:text-box>
        </draw:frame>
        <draw:frame draw:style-name="gr6" draw:text-style-name="P11" draw:layer="layout" svg:width="0.751cm" svg:height="0.234cm" svg:x="1.02cm" svg:y="2.78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3.08cm" svg:y="2.78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09cm" svg:height="0.234cm" svg:x="5.144cm" svg:y="2.789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09cm" svg:height="0.234cm" svg:x="7.207cm" svg:y="2.789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09cm" svg:height="0.234cm" svg:x="9.271cm" svg:y="2.789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09cm" svg:height="0.234cm" svg:x="11.335cm" svg:y="2.789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09cm" svg:height="0.234cm" svg:x="13.395cm" svg:y="2.789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51cm" svg:height="0.234cm" svg:x="15.459cm" svg:y="2.78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09cm" svg:height="0.234cm" svg:x="17.522cm" svg:y="2.789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51cm" svg:height="0.234cm" svg:x="19.586cm" svg:y="2.78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21.65cm" svg:y="2.78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23.71cm" svg:y="2.789cm">
          <draw:text-box>
            <text:p text:style-name="P5"><text:span text:style-name="T3">number</text:span></text:p>
          </draw:text-box>
        </draw:frame>
        <draw:frame draw:style-name="gr5" draw:text-style-name="P10" draw:layer="layout" svg:width="1.039cm" svg:height="0.256cm" svg:x="1.02cm" svg:y="3.39cm">
          <draw:text-box>
            <text:p text:style-name="P5"><text:span text:style-name="T1">EDITORES</text:span></text:p>
          </draw:text-box>
        </draw:frame>
        <draw:frame draw:style-name="gr6" draw:text-style-name="P11" draw:layer="layout" svg:width="0.232cm" svg:height="0.234cm" svg:x="1.02cm" svg:y="3.706cm">
          <draw:text-box>
            <text:p text:style-name="P5"><text:span text:style-name="T2">id</text:span></text:p>
          </draw:text-box>
        </draw:frame>
        <draw:frame draw:style-name="gr6" draw:text-style-name="P11" draw:layer="layout" svg:width="0.777cm" svg:height="0.234cm" svg:x="3.08cm" svg:y="3.706cm">
          <draw:text-box>
            <text:p text:style-name="P5"><text:span text:style-name="T2">nombre</text:span></text:p>
          </draw:text-box>
        </draw:frame>
        <draw:frame draw:style-name="gr6" draw:text-style-name="P11" draw:layer="layout" svg:width="0.794cm" svg:height="0.234cm" svg:x="5.144cm" svg:y="3.706cm">
          <draw:text-box>
            <text:p text:style-name="P5"><text:span text:style-name="T2">apellido</text:span></text:p>
          </draw:text-box>
        </draw:frame>
        <draw:frame draw:style-name="gr6" draw:text-style-name="P11" draw:layer="layout" svg:width="0.243cm" svg:height="0.234cm" svg:x="1.02cm" svg:y="3.996cm">
          <draw:text-box>
            <text:p text:style-name="P5"><text:span text:style-name="T3">PK</text:span></text:p>
          </draw:text-box>
        </draw:frame>
        <draw:frame draw:style-name="gr6" draw:text-style-name="P11" draw:layer="layout" svg:width="0.307cm" svg:height="0.234cm" svg:x="1.02cm" svg:y="4.28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3.08cm" svg:y="4.28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5.144cm" svg:y="4.28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751cm" svg:height="0.234cm" svg:x="1.02cm" svg:y="5.15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09cm" svg:height="0.234cm" svg:x="3.08cm" svg:y="5.159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09cm" svg:height="0.234cm" svg:x="5.144cm" svg:y="5.159cm">
          <draw:text-box>
            <text:p text:style-name="P5"><text:span text:style-name="T3">varchar</text:span></text:p>
          </draw:text-box>
        </draw:frame>
        <draw:frame draw:style-name="gr5" draw:text-style-name="P10" draw:layer="layout" svg:width="1.115cm" svg:height="0.256cm" svg:x="1.02cm" svg:y="5.74cm">
          <draw:text-box>
            <text:p text:style-name="P5"><text:span text:style-name="T1">INTERESES</text:span></text:p>
          </draw:text-box>
        </draw:frame>
        <draw:frame draw:style-name="gr6" draw:text-style-name="P11" draw:layer="layout" svg:width="0.232cm" svg:height="0.234cm" svg:x="1.02cm" svg:y="6.055cm">
          <draw:text-box>
            <text:p text:style-name="P5"><text:span text:style-name="T2">id</text:span></text:p>
          </draw:text-box>
        </draw:frame>
        <draw:frame draw:style-name="gr6" draw:text-style-name="P11" draw:layer="layout" svg:width="0.777cm" svg:height="0.234cm" svg:x="3.08cm" svg:y="6.055cm">
          <draw:text-box>
            <text:p text:style-name="P5"><text:span text:style-name="T2">nombre</text:span></text:p>
          </draw:text-box>
        </draw:frame>
        <draw:frame draw:style-name="gr6" draw:text-style-name="P11" draw:layer="layout" svg:width="0.243cm" svg:height="0.234cm" svg:x="1.02cm" svg:y="6.345cm">
          <draw:text-box>
            <text:p text:style-name="P5"><text:span text:style-name="T3">PK</text:span></text:p>
          </draw:text-box>
        </draw:frame>
        <draw:frame draw:style-name="gr6" draw:text-style-name="P11" draw:layer="layout" svg:width="0.307cm" svg:height="0.234cm" svg:x="1.02cm" svg:y="6.63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3.08cm" svg:y="6.63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751cm" svg:height="0.234cm" svg:x="1.02cm" svg:y="7.50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09cm" svg:height="0.234cm" svg:x="3.08cm" svg:y="7.509cm">
          <draw:text-box>
            <text:p text:style-name="P5"><text:span text:style-name="T3">varchar</text:span></text:p>
          </draw:text-box>
        </draw:frame>
        <draw:frame draw:style-name="gr5" draw:text-style-name="P10" draw:layer="layout" svg:width="0.916cm" svg:height="0.256cm" svg:x="1.02cm" svg:y="8.11cm">
          <draw:text-box>
            <text:p text:style-name="P5"><text:span text:style-name="T1">LOCALES</text:span></text:p>
          </draw:text-box>
        </draw:frame>
        <draw:frame draw:style-name="gr6" draw:text-style-name="P11" draw:layer="layout" svg:width="0.232cm" svg:height="0.234cm" svg:x="1.02cm" svg:y="8.426cm">
          <draw:text-box>
            <text:p text:style-name="P5"><text:span text:style-name="T2">id</text:span></text:p>
          </draw:text-box>
        </draw:frame>
        <draw:frame draw:style-name="gr6" draw:text-style-name="P11" draw:layer="layout" svg:width="0.777cm" svg:height="0.234cm" svg:x="3.08cm" svg:y="8.426cm">
          <draw:text-box>
            <text:p text:style-name="P5"><text:span text:style-name="T2">nombre</text:span></text:p>
          </draw:text-box>
        </draw:frame>
        <draw:frame draw:style-name="gr6" draw:text-style-name="P11" draw:layer="layout" svg:width="0.916cm" svg:height="0.234cm" svg:x="5.144cm" svg:y="8.426cm">
          <draw:text-box>
            <text:p text:style-name="P5"><text:span text:style-name="T2">alquilado</text:span></text:p>
          </draw:text-box>
        </draw:frame>
        <draw:frame draw:style-name="gr6" draw:text-style-name="P11" draw:layer="layout" svg:width="1.598cm" svg:height="0.234cm" svg:x="7.207cm" svg:y="8.426cm">
          <draw:text-box>
            <text:p text:style-name="P5"><text:span text:style-name="T2">cd_coleccionista</text:span></text:p>
          </draw:text-box>
        </draw:frame>
        <draw:frame draw:style-name="gr6" draw:text-style-name="P11" draw:layer="layout" svg:width="0.798cm" svg:height="0.234cm" svg:x="9.271cm" svg:y="8.426cm">
          <draw:text-box>
            <text:p text:style-name="P5"><text:span text:style-name="T2">id_lugar</text:span></text:p>
          </draw:text-box>
        </draw:frame>
        <draw:frame draw:style-name="gr6" draw:text-style-name="P11" draw:layer="layout" svg:width="0.243cm" svg:height="0.234cm" svg:x="1.02cm" svg:y="8.716cm">
          <draw:text-box>
            <text:p text:style-name="P5"><text:span text:style-name="T3">PK</text:span></text:p>
          </draw:text-box>
        </draw:frame>
        <draw:frame draw:style-name="gr6" draw:text-style-name="P11" draw:layer="layout" svg:width="0.307cm" svg:height="0.234cm" svg:x="1.02cm" svg:y="9.00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3.08cm" svg:y="9.00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5.144cm" svg:y="9.00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9.271cm" svg:y="9.00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49cm" svg:height="0.234cm" svg:x="7.207cm" svg:y="9.298cm">
          <draw:text-box>
            <text:p text:style-name="P5"><text:span text:style-name="T3">FK1</text:span></text:p>
          </draw:text-box>
        </draw:frame>
        <draw:frame draw:style-name="gr6" draw:text-style-name="P11" draw:layer="layout" svg:width="0.349cm" svg:height="0.234cm" svg:x="9.271cm" svg:y="9.298cm">
          <draw:text-box>
            <text:p text:style-name="P5"><text:span text:style-name="T3">FK2</text:span></text:p>
          </draw:text-box>
        </draw:frame>
        <draw:frame draw:style-name="gr6" draw:text-style-name="P11" draw:layer="layout" svg:width="0.751cm" svg:height="0.234cm" svg:x="1.02cm" svg:y="9.87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09cm" svg:height="0.234cm" svg:x="3.08cm" svg:y="9.879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72cm" svg:height="0.234cm" svg:x="5.144cm" svg:y="9.879cm">
          <draw:text-box>
            <text:p text:style-name="P5"><text:span text:style-name="T3">boolean</text:span></text:p>
          </draw:text-box>
        </draw:frame>
        <draw:frame draw:style-name="gr6" draw:text-style-name="P11" draw:layer="layout" svg:width="0.751cm" svg:height="0.234cm" svg:x="7.207cm" svg:y="9.87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9.271cm" svg:y="9.879cm">
          <draw:text-box>
            <text:p text:style-name="P5"><text:span text:style-name="T3">number</text:span></text:p>
          </draw:text-box>
        </draw:frame>
        <draw:frame draw:style-name="gr5" draw:text-style-name="P10" draw:layer="layout" svg:width="0.971cm" svg:height="0.256cm" svg:x="1.02cm" svg:y="10.481cm">
          <draw:text-box>
            <text:p text:style-name="P5"><text:span text:style-name="T1">LUGARES</text:span></text:p>
          </draw:text-box>
        </draw:frame>
        <draw:frame draw:style-name="gr6" draw:text-style-name="P11" draw:layer="layout" svg:width="0.232cm" svg:height="0.234cm" svg:x="1.02cm" svg:y="10.797cm">
          <draw:text-box>
            <text:p text:style-name="P5"><text:span text:style-name="T2">id</text:span></text:p>
          </draw:text-box>
        </draw:frame>
        <draw:frame draw:style-name="gr6" draw:text-style-name="P11" draw:layer="layout" svg:width="0.777cm" svg:height="0.234cm" svg:x="3.08cm" svg:y="10.797cm">
          <draw:text-box>
            <text:p text:style-name="P5"><text:span text:style-name="T2">nombre</text:span></text:p>
          </draw:text-box>
        </draw:frame>
        <draw:frame draw:style-name="gr6" draw:text-style-name="P11" draw:layer="layout" svg:width="0.391cm" svg:height="0.234cm" svg:x="5.144cm" svg:y="10.797cm">
          <draw:text-box>
            <text:p text:style-name="P5"><text:span text:style-name="T2">tipo</text:span></text:p>
          </draw:text-box>
        </draw:frame>
        <draw:frame draw:style-name="gr6" draw:text-style-name="P11" draw:layer="layout" svg:width="0.938cm" svg:height="0.234cm" svg:x="7.207cm" svg:y="10.797cm">
          <draw:text-box>
            <text:p text:style-name="P5"><text:span text:style-name="T2">ubicación</text:span></text:p>
          </draw:text-box>
        </draw:frame>
        <draw:frame draw:style-name="gr6" draw:text-style-name="P11" draw:layer="layout" svg:width="0.243cm" svg:height="0.234cm" svg:x="1.02cm" svg:y="11.089cm">
          <draw:text-box>
            <text:p text:style-name="P5"><text:span text:style-name="T3">PK</text:span></text:p>
          </draw:text-box>
        </draw:frame>
        <draw:frame draw:style-name="gr6" draw:text-style-name="P11" draw:layer="layout" svg:width="0.307cm" svg:height="0.234cm" svg:x="1.02cm" svg:y="11.379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3.08cm" svg:y="11.379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5.144cm" svg:y="11.379cm">
          <draw:text-box>
            <text:p text:style-name="P5"><text:span text:style-name="T3">NN</text:span></text:p>
          </draw:text-box>
        </draw:frame>
        <draw:frame draw:style-name="gr6" draw:text-style-name="P11" draw:layer="layout" svg:width="0.232cm" svg:height="0.234cm" svg:x="7.207cm" svg:y="11.672cm">
          <draw:text-box>
            <text:p text:style-name="P5"><text:span text:style-name="T3">FK</text:span></text:p>
          </draw:text-box>
        </draw:frame>
        <draw:frame draw:style-name="gr6" draw:text-style-name="P11" draw:layer="layout" svg:width="0.751cm" svg:height="0.234cm" svg:x="1.02cm" svg:y="12.744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09cm" svg:height="0.234cm" svg:x="3.08cm" svg:y="12.744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09cm" svg:height="0.234cm" svg:x="5.144cm" svg:y="12.744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51cm" svg:height="0.234cm" svg:x="7.207cm" svg:y="12.744cm">
          <draw:text-box>
            <text:p text:style-name="P5"><text:span text:style-name="T3">number</text:span></text:p>
          </draw:text-box>
        </draw:frame>
        <draw:frame draw:style-name="gr5" draw:text-style-name="P10" draw:layer="layout" svg:width="1.433cm" svg:height="0.256cm" svg:x="1.02cm" svg:y="13.325cm">
          <draw:text-box>
            <text:p text:style-name="P5"><text:span text:style-name="T1">MEMBRESIAS</text:span></text:p>
          </draw:text-box>
        </draw:frame>
        <draw:frame draw:style-name="gr6" draw:text-style-name="P11" draw:layer="layout" svg:width="1.365cm" svg:height="0.234cm" svg:x="1.02cm" svg:y="13.64cm">
          <draw:text-box>
            <text:p text:style-name="P5"><text:span text:style-name="T2">fecha_ingreso</text:span></text:p>
          </draw:text-box>
        </draw:frame>
        <draw:frame draw:style-name="gr6" draw:text-style-name="P11" draw:layer="layout" svg:width="1.196cm" svg:height="0.234cm" svg:x="3.08cm" svg:y="13.64cm">
          <draw:text-box>
            <text:p text:style-name="P5"><text:span text:style-name="T2">fecha_retiro</text:span></text:p>
          </draw:text-box>
        </draw:frame>
        <draw:frame draw:style-name="gr6" draw:text-style-name="P11" draw:layer="layout" svg:width="0.273cm" svg:height="0.234cm" svg:x="5.144cm" svg:y="13.64cm">
          <draw:text-box>
            <text:p text:style-name="P5"><text:span text:style-name="T2">rol</text:span></text:p>
          </draw:text-box>
        </draw:frame>
        <draw:frame draw:style-name="gr6" draw:text-style-name="P11" draw:layer="layout" svg:width="0.713cm" svg:height="0.234cm" svg:x="7.207cm" svg:y="13.64cm">
          <draw:text-box>
            <text:p text:style-name="P5"><text:span text:style-name="T2">id_club</text:span></text:p>
          </draw:text-box>
        </draw:frame>
        <draw:frame draw:style-name="gr6" draw:text-style-name="P11" draw:layer="layout" svg:width="1.598cm" svg:height="0.234cm" svg:x="9.271cm" svg:y="13.64cm">
          <draw:text-box>
            <text:p text:style-name="P5"><text:span text:style-name="T2">cd_coleccionista</text:span></text:p>
          </draw:text-box>
        </draw:frame>
        <draw:frame draw:style-name="gr6" draw:text-style-name="P11" draw:layer="layout" svg:width="0.362cm" svg:height="0.234cm" svg:x="1.02cm" svg:y="13.93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62cm" svg:height="0.234cm" svg:x="7.207cm" svg:y="13.93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62cm" svg:height="0.234cm" svg:x="9.271cm" svg:y="13.93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07cm" svg:height="0.234cm" svg:x="1.02cm" svg:y="14.222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5.144cm" svg:y="14.222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7.207cm" svg:y="14.222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9.271cm" svg:y="14.222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49cm" svg:height="0.234cm" svg:x="7.207cm" svg:y="14.512cm">
          <draw:text-box>
            <text:p text:style-name="P5"><text:span text:style-name="T3">FK1</text:span></text:p>
          </draw:text-box>
        </draw:frame>
        <draw:frame draw:style-name="gr6" draw:text-style-name="P11" draw:layer="layout" svg:width="0.349cm" svg:height="0.234cm" svg:x="9.271cm" svg:y="14.512cm">
          <draw:text-box>
            <text:p text:style-name="P5"><text:span text:style-name="T3">FK2</text:span></text:p>
          </draw:text-box>
        </draw:frame>
        <draw:frame draw:style-name="gr6" draw:text-style-name="P11" draw:layer="layout" svg:width="0.425cm" svg:height="0.234cm" svg:x="1.02cm" svg:y="15.295cm">
          <draw:text-box>
            <text:p text:style-name="P5"><text:span text:style-name="T3">date</text:span></text:p>
          </draw:text-box>
        </draw:frame>
        <draw:frame draw:style-name="gr6" draw:text-style-name="P11" draw:layer="layout" svg:width="0.425cm" svg:height="0.234cm" svg:x="3.08cm" svg:y="15.295cm">
          <draw:text-box>
            <text:p text:style-name="P5"><text:span text:style-name="T3">date</text:span></text:p>
          </draw:text-box>
        </draw:frame>
        <draw:frame draw:style-name="gr6" draw:text-style-name="P11" draw:layer="layout" svg:width="0.709cm" svg:height="0.234cm" svg:x="5.144cm" svg:y="15.295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51cm" svg:height="0.234cm" svg:x="7.207cm" svg:y="15.295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9.271cm" svg:y="15.295cm">
          <draw:text-box>
            <text:p text:style-name="P5"><text:span text:style-name="T3">number</text:span></text:p>
          </draw:text-box>
        </draw:frame>
        <draw:frame draw:style-name="gr5" draw:text-style-name="P10" draw:layer="layout" svg:width="0.946cm" svg:height="0.256cm" svg:x="1.02cm" svg:y="15.896cm">
          <draw:text-box>
            <text:p text:style-name="P5"><text:span text:style-name="T1">OBJ_COL</text:span></text:p>
          </draw:text-box>
        </draw:frame>
        <draw:frame draw:style-name="gr6" draw:text-style-name="P11" draw:layer="layout" svg:width="1.043cm" svg:height="0.234cm" svg:x="1.02cm" svg:y="16.212cm">
          <draw:text-box>
            <text:p text:style-name="P5"><text:span text:style-name="T2">significado</text:span></text:p>
          </draw:text-box>
        </draw:frame>
        <draw:frame draw:style-name="gr6" draw:text-style-name="P11" draw:layer="layout" svg:width="0.874cm" svg:height="0.234cm" svg:x="3.08cm" svg:y="16.212cm">
          <draw:text-box>
            <text:p text:style-name="P5"><text:span text:style-name="T2">id_comic</text:span></text:p>
          </draw:text-box>
        </draw:frame>
        <draw:frame draw:style-name="gr6" draw:text-style-name="P11" draw:layer="layout" svg:width="1.632cm" svg:height="0.234cm" svg:x="5.144cm" svg:y="16.212cm">
          <draw:text-box>
            <text:p text:style-name="P5"><text:span text:style-name="T2">id_coleccionable</text:span></text:p>
          </draw:text-box>
        </draw:frame>
        <draw:frame draw:style-name="gr6" draw:text-style-name="P11" draw:layer="layout" svg:width="1.598cm" svg:height="0.234cm" svg:x="7.207cm" svg:y="16.212cm">
          <draw:text-box>
            <text:p text:style-name="P5"><text:span text:style-name="T2">cd_coleccionista</text:span></text:p>
          </draw:text-box>
        </draw:frame>
        <draw:frame draw:style-name="gr6" draw:text-style-name="P11" draw:layer="layout" svg:width="0.362cm" svg:height="0.234cm" svg:x="3.08cm" svg:y="16.502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62cm" svg:height="0.234cm" svg:x="5.144cm" svg:y="16.502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62cm" svg:height="0.234cm" svg:x="7.207cm" svg:y="16.502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07cm" svg:height="0.234cm" svg:x="7.207cm" svg:y="16.79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49cm" svg:height="0.234cm" svg:x="3.08cm" svg:y="17.083cm">
          <draw:text-box>
            <text:p text:style-name="P5"><text:span text:style-name="T3">FK1</text:span></text:p>
          </draw:text-box>
        </draw:frame>
        <draw:frame draw:style-name="gr6" draw:text-style-name="P11" draw:layer="layout" svg:width="0.349cm" svg:height="0.234cm" svg:x="5.144cm" svg:y="17.083cm">
          <draw:text-box>
            <text:p text:style-name="P5"><text:span text:style-name="T3">FK2</text:span></text:p>
          </draw:text-box>
        </draw:frame>
        <draw:frame draw:style-name="gr6" draw:text-style-name="P11" draw:layer="layout" svg:width="0.349cm" svg:height="0.234cm" svg:x="7.207cm" svg:y="17.083cm">
          <draw:text-box>
            <text:p text:style-name="P5"><text:span text:style-name="T3">FK3</text:span></text:p>
          </draw:text-box>
        </draw:frame>
        <draw:frame draw:style-name="gr6" draw:text-style-name="P11" draw:layer="layout" svg:width="0.709cm" svg:height="0.234cm" svg:x="1.02cm" svg:y="17.665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51cm" svg:height="0.234cm" svg:x="3.08cm" svg:y="17.665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5.144cm" svg:y="17.665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7.207cm" svg:y="17.665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1.276cm" svg:height="0.234cm" svg:x="5.144cm" svg:y="11.961cm">
          <draw:text-box>
            <text:p text:style-name="P5"><text:span text:style-name="T3">Check ('Pais', </text:span></text:p>
          </draw:text-box>
        </draw:frame>
        <draw:frame draw:style-name="gr6" draw:text-style-name="P11" draw:layer="layout" svg:width="0.832cm" svg:height="0.234cm" svg:x="5.144cm" svg:y="12.194cm">
          <draw:text-box>
            <text:p text:style-name="P5"><text:span text:style-name="T3">'Ciudad')</text:span></text:p>
          </draw:text-box>
        </draw:frame>
        <draw:frame draw:style-name="gr6" draw:text-style-name="P11" draw:layer="layout" svg:width="1.772cm" svg:height="0.234cm" svg:x="5.144cm" svg:y="14.801cm">
          <draw:text-box>
            <text:p text:style-name="P5"><text:span text:style-name="T3">Check (‘Lider’, ‘No </text:span></text:p>
          </draw:text-box>
        </draw:frame>
        <draw:frame draw:style-name="gr6" draw:text-style-name="P11" draw:layer="layout" svg:width="0.603cm" svg:height="0.234cm" svg:x="5.144cm" svg:y="15.034cm">
          <draw:text-box>
            <text:p text:style-name="P5"><text:span text:style-name="T3">Lider’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4.124cm" svg:height="0.313cm" svg:x="0.998cm" svg:y="1.308cm" svg:viewBox="0 0 4125 314" draw:points="0,314 4125,314 4125,0 0,0">
          <text:p/>
        </draw:polygon>
        <draw:polygon draw:style-name="gr2" draw:text-style-name="P2" draw:layer="layout" svg:width="4.124cm" svg:height="0.291cm" svg:x="0.998cm" svg:y="1.621cm" svg:viewBox="0 0 4125 292" draw:points="0,292 4125,292 4125,0 0,0">
          <text:p/>
        </draw:polygon>
        <draw:polygon draw:style-name="gr1" draw:text-style-name="P1" draw:layer="layout" svg:width="16.502cm" svg:height="0.313cm" svg:x="0.998cm" svg:y="3.724cm" svg:viewBox="0 0 16503 314" draw:points="0,314 16503,314 16503,0 0,0">
          <text:p/>
        </draw:polygon>
        <draw:polygon draw:style-name="gr2" draw:text-style-name="P2" draw:layer="layout" svg:width="8.253cm" svg:height="0.314cm" svg:x="9.247cm" svg:y="4.036cm" svg:viewBox="0 0 8254 315" draw:points="0,315 8254,315 8254,0 0,0">
          <text:p/>
        </draw:polygon>
        <draw:polygon draw:style-name="gr3" draw:text-style-name="P3" draw:layer="layout" svg:width="8.253cm" svg:height="0.292cm" svg:x="9.247cm" svg:y="4.349cm" svg:viewBox="0 0 8254 293" draw:points="0,293 8254,293 8254,0 0,0">
          <text:p/>
        </draw:polygon>
        <draw:polygon draw:style-name="gr3" draw:text-style-name="P3" draw:layer="layout" svg:width="8.253cm" svg:height="0.314cm" svg:x="9.247cm" svg:y="4.931cm" svg:viewBox="0 0 8254 315" draw:points="0,315 8254,315 8254,0 0,0">
          <text:p/>
        </draw:polygon>
        <draw:polygon draw:style-name="gr1" draw:text-style-name="P1" draw:layer="layout" svg:width="6.187cm" svg:height="0.292cm" svg:x="0.998cm" svg:y="6.139cm" svg:viewBox="0 0 6188 293" draw:points="0,293 6188,293 6188,0 0,0">
          <text:p/>
        </draw:polygon>
        <draw:polygon draw:style-name="gr2" draw:text-style-name="P2" draw:layer="layout" svg:width="4.127cm" svg:height="0.314cm" svg:x="3.058cm" svg:y="6.43cm" svg:viewBox="0 0 4128 315" draw:points="0,315 4128,315 4128,0 0,0">
          <text:p/>
        </draw:polygon>
        <draw:polygon draw:style-name="gr1" draw:text-style-name="P1" draw:layer="layout" svg:width="6.187cm" svg:height="0.292cm" svg:x="0.998cm" svg:y="8.943cm" svg:viewBox="0 0 6188 293" draw:points="0,293 6188,293 6188,0 0,0">
          <text:p/>
        </draw:polygon>
        <draw:polygon draw:style-name="gr1" draw:text-style-name="P1" draw:layer="layout" svg:width="6.187cm" svg:height="0.291cm" svg:x="0.998cm" svg:y="11.337cm" svg:viewBox="0 0 6188 292" draw:points="0,292 6188,292 6188,0 0,0">
          <text:p/>
        </draw:polygon>
        <draw:polygon draw:style-name="gr1" draw:text-style-name="P1" draw:layer="layout" svg:width="14.439cm" svg:height="0.292cm" svg:x="0.998cm" svg:y="13.73cm" svg:viewBox="0 0 14440 293" draw:points="0,293 14440,293 14440,0 0,0">
          <text:p/>
        </draw:polygon>
        <draw:polygon draw:style-name="gr1" draw:text-style-name="P1" draw:layer="layout" svg:width="10.313cm" svg:height="0.292cm" svg:x="0.998cm" svg:y="16.766cm" svg:viewBox="0 0 10314 293" draw:points="0,293 10314,293 10314,0 0,0">
          <text:p/>
        </draw:polygon>
        <draw:line draw:style-name="gr4" draw:text-style-name="P4" draw:layer="layout" svg:x1="0.991cm" svg:y1="1.311cm" svg:x2="5.131cm" svg:y2="1.311cm">
          <text:p/>
        </draw:line>
        <draw:line draw:style-name="gr4" draw:text-style-name="P4" draw:layer="layout" svg:x1="0.998cm" svg:y1="1.304cm" svg:x2="0.998cm" svg:y2="1.922cm">
          <text:p/>
        </draw:line>
        <draw:line draw:style-name="gr4" draw:text-style-name="P4" draw:layer="layout" svg:x1="3.061cm" svg:y1="1.304cm" svg:x2="3.061cm" svg:y2="3.13cm">
          <text:p/>
        </draw:line>
        <draw:line draw:style-name="gr4" draw:text-style-name="P4" draw:layer="layout" svg:x1="5.124cm" svg:y1="1.304cm" svg:x2="5.124cm" svg:y2="3.13cm">
          <text:p/>
        </draw:line>
        <draw:line draw:style-name="gr4" draw:text-style-name="P4" draw:layer="layout" svg:x1="0.991cm" svg:y1="1.624cm" svg:x2="5.131cm" svg:y2="1.624cm">
          <text:p/>
        </draw:line>
        <draw:line draw:style-name="gr4" draw:text-style-name="P4" draw:layer="layout" svg:x1="0.991cm" svg:y1="1.915cm" svg:x2="5.131cm" svg:y2="1.915cm">
          <text:p/>
        </draw:line>
        <draw:line draw:style-name="gr4" draw:text-style-name="P4" draw:layer="layout" svg:x1="0.991cm" svg:y1="2.228cm" svg:x2="5.131cm" svg:y2="2.228cm">
          <text:p/>
        </draw:line>
        <draw:line draw:style-name="gr4" draw:text-style-name="P4" draw:layer="layout" svg:x1="0.998cm" svg:y1="2.22cm" svg:x2="0.998cm" svg:y2="3.13cm">
          <text:p/>
        </draw:line>
        <draw:line draw:style-name="gr4" draw:text-style-name="P4" draw:layer="layout" svg:x1="0.991cm" svg:y1="2.519cm" svg:x2="5.131cm" svg:y2="2.519cm">
          <text:p/>
        </draw:line>
        <draw:line draw:style-name="gr4" draw:text-style-name="P4" draw:layer="layout" svg:x1="0.991cm" svg:y1="2.809cm" svg:x2="5.131cm" svg:y2="2.809cm">
          <text:p/>
        </draw:line>
        <draw:line draw:style-name="gr4" draw:text-style-name="P4" draw:layer="layout" svg:x1="0.991cm" svg:y1="3.122cm" svg:x2="5.131cm" svg:y2="3.122cm">
          <text:p/>
        </draw:line>
        <draw:line draw:style-name="gr4" draw:text-style-name="P4" draw:layer="layout" svg:x1="0.991cm" svg:y1="3.726cm" svg:x2="17.509cm" svg:y2="3.726cm">
          <text:p/>
        </draw:line>
        <draw:line draw:style-name="gr4" draw:text-style-name="P4" draw:layer="layout" svg:x1="0.998cm" svg:y1="3.719cm" svg:x2="0.998cm" svg:y2="5.545cm">
          <text:p/>
        </draw:line>
        <draw:line draw:style-name="gr4" draw:text-style-name="P4" draw:layer="layout" svg:x1="3.061cm" svg:y1="3.719cm" svg:x2="3.061cm" svg:y2="5.545cm">
          <text:p/>
        </draw:line>
        <draw:line draw:style-name="gr4" draw:text-style-name="P4" draw:layer="layout" svg:x1="5.124cm" svg:y1="3.719cm" svg:x2="5.124cm" svg:y2="5.545cm">
          <text:p/>
        </draw:line>
        <draw:line draw:style-name="gr4" draw:text-style-name="P4" draw:layer="layout" svg:x1="7.187cm" svg:y1="3.719cm" svg:x2="7.187cm" svg:y2="5.545cm">
          <text:p/>
        </draw:line>
        <draw:line draw:style-name="gr4" draw:text-style-name="P4" draw:layer="layout" svg:x1="9.25cm" svg:y1="3.719cm" svg:x2="9.25cm" svg:y2="5.545cm">
          <text:p/>
        </draw:line>
        <draw:line draw:style-name="gr4" draw:text-style-name="P4" draw:layer="layout" svg:x1="11.313cm" svg:y1="3.719cm" svg:x2="11.313cm" svg:y2="4.359cm">
          <text:p/>
        </draw:line>
        <draw:line draw:style-name="gr4" draw:text-style-name="P4" draw:layer="layout" svg:x1="13.376cm" svg:y1="3.719cm" svg:x2="13.376cm" svg:y2="4.941cm">
          <text:p/>
        </draw:line>
        <draw:line draw:style-name="gr4" draw:text-style-name="P4" draw:layer="layout" svg:x1="15.439cm" svg:y1="3.719cm" svg:x2="15.439cm" svg:y2="4.359cm">
          <text:p/>
        </draw:line>
        <draw:line draw:style-name="gr4" draw:text-style-name="P4" draw:layer="layout" svg:x1="17.502cm" svg:y1="3.719cm" svg:x2="17.502cm" svg:y2="5.545cm">
          <text:p/>
        </draw:line>
        <draw:line draw:style-name="gr4" draw:text-style-name="P4" draw:layer="layout" svg:x1="0.991cm" svg:y1="4.039cm" svg:x2="17.509cm" svg:y2="4.039cm">
          <text:p/>
        </draw:line>
        <draw:line draw:style-name="gr4" draw:text-style-name="P4" draw:layer="layout" svg:x1="0.991cm" svg:y1="4.352cm" svg:x2="17.509cm" svg:y2="4.352cm">
          <text:p/>
        </draw:line>
        <draw:line draw:style-name="gr4" draw:text-style-name="P4" draw:layer="layout" svg:x1="0.991cm" svg:y1="4.643cm" svg:x2="17.509cm" svg:y2="4.643cm">
          <text:p/>
        </draw:line>
        <draw:line draw:style-name="gr4" draw:text-style-name="P4" draw:layer="layout" svg:x1="11.313cm" svg:y1="4.636cm" svg:x2="11.313cm" svg:y2="4.941cm">
          <text:p/>
        </draw:line>
        <draw:line draw:style-name="gr4" draw:text-style-name="P4" draw:layer="layout" svg:x1="15.439cm" svg:y1="4.636cm" svg:x2="15.439cm" svg:y2="4.941cm">
          <text:p/>
        </draw:line>
        <draw:line draw:style-name="gr4" draw:text-style-name="P4" draw:layer="layout" svg:x1="0.991cm" svg:y1="4.934cm" svg:x2="17.509cm" svg:y2="4.934cm">
          <text:p/>
        </draw:line>
        <draw:line draw:style-name="gr4" draw:text-style-name="P4" draw:layer="layout" svg:x1="0.991cm" svg:y1="5.247cm" svg:x2="17.509cm" svg:y2="5.247cm">
          <text:p/>
        </draw:line>
        <draw:line draw:style-name="gr4" draw:text-style-name="P4" draw:layer="layout" svg:x1="11.313cm" svg:y1="5.24cm" svg:x2="11.313cm" svg:y2="5.545cm">
          <text:p/>
        </draw:line>
        <draw:line draw:style-name="gr4" draw:text-style-name="P4" draw:layer="layout" svg:x1="13.376cm" svg:y1="5.24cm" svg:x2="13.376cm" svg:y2="5.545cm">
          <text:p/>
        </draw:line>
        <draw:line draw:style-name="gr4" draw:text-style-name="P4" draw:layer="layout" svg:x1="15.439cm" svg:y1="5.24cm" svg:x2="15.439cm" svg:y2="5.545cm">
          <text:p/>
        </draw:line>
        <draw:line draw:style-name="gr4" draw:text-style-name="P4" draw:layer="layout" svg:x1="0.991cm" svg:y1="5.538cm" svg:x2="17.509cm" svg:y2="5.538cm">
          <text:p/>
        </draw:line>
        <draw:line draw:style-name="gr4" draw:text-style-name="P4" draw:layer="layout" svg:x1="0.991cm" svg:y1="6.142cm" svg:x2="7.194cm" svg:y2="6.142cm">
          <text:p/>
        </draw:line>
        <draw:line draw:style-name="gr4" draw:text-style-name="P4" draw:layer="layout" svg:x1="0.998cm" svg:y1="6.135cm" svg:x2="0.998cm" svg:y2="8.349cm">
          <text:p/>
        </draw:line>
        <draw:line draw:style-name="gr4" draw:text-style-name="P4" draw:layer="layout" svg:x1="3.061cm" svg:y1="6.135cm" svg:x2="3.061cm" svg:y2="8.349cm">
          <text:p/>
        </draw:line>
        <draw:line draw:style-name="gr4" draw:text-style-name="P4" draw:layer="layout" svg:x1="5.124cm" svg:y1="6.135cm" svg:x2="5.124cm" svg:y2="8.349cm">
          <text:p/>
        </draw:line>
        <draw:line draw:style-name="gr4" draw:text-style-name="P4" draw:layer="layout" svg:x1="7.187cm" svg:y1="6.135cm" svg:x2="7.187cm" svg:y2="8.349cm">
          <text:p/>
        </draw:line>
        <draw:line draw:style-name="gr4" draw:text-style-name="P4" draw:layer="layout" svg:x1="0.991cm" svg:y1="6.433cm" svg:x2="7.194cm" svg:y2="6.433cm">
          <text:p/>
        </draw:line>
        <draw:line draw:style-name="gr4" draw:text-style-name="P4" draw:layer="layout" svg:x1="0.991cm" svg:y1="6.746cm" svg:x2="7.194cm" svg:y2="6.746cm">
          <text:p/>
        </draw:line>
        <draw:line draw:style-name="gr4" draw:text-style-name="P4" draw:layer="layout" svg:x1="0.991cm" svg:y1="7.037cm" svg:x2="7.194cm" svg:y2="7.037cm">
          <text:p/>
        </draw:line>
        <draw:line draw:style-name="gr4" draw:text-style-name="P4" draw:layer="layout" svg:x1="0.991cm" svg:y1="7.328cm" svg:x2="7.194cm" svg:y2="7.328cm">
          <text:p/>
        </draw:line>
        <draw:line draw:style-name="gr4" draw:text-style-name="P4" draw:layer="layout" svg:x1="0.991cm" svg:y1="8.051cm" svg:x2="7.194cm" svg:y2="8.051cm">
          <text:p/>
        </draw:line>
        <draw:line draw:style-name="gr4" draw:text-style-name="P4" draw:layer="layout" svg:x1="0.991cm" svg:y1="8.342cm" svg:x2="7.194cm" svg:y2="8.342cm">
          <text:p/>
        </draw:line>
        <draw:line draw:style-name="gr4" draw:text-style-name="P4" draw:layer="layout" svg:x1="0.991cm" svg:y1="8.946cm" svg:x2="7.194cm" svg:y2="8.946cm">
          <text:p/>
        </draw:line>
        <draw:line draw:style-name="gr4" draw:text-style-name="P4" draw:layer="layout" svg:x1="0.998cm" svg:y1="8.939cm" svg:x2="0.998cm" svg:y2="10.743cm">
          <text:p/>
        </draw:line>
        <draw:line draw:style-name="gr4" draw:text-style-name="P4" draw:layer="layout" svg:x1="3.061cm" svg:y1="8.939cm" svg:x2="3.061cm" svg:y2="10.743cm">
          <text:p/>
        </draw:line>
        <draw:line draw:style-name="gr4" draw:text-style-name="P4" draw:layer="layout" svg:x1="5.124cm" svg:y1="8.939cm" svg:x2="5.124cm" svg:y2="10.743cm">
          <text:p/>
        </draw:line>
        <draw:line draw:style-name="gr4" draw:text-style-name="P4" draw:layer="layout" svg:x1="7.187cm" svg:y1="8.939cm" svg:x2="7.187cm" svg:y2="10.743cm">
          <text:p/>
        </draw:line>
        <draw:line draw:style-name="gr4" draw:text-style-name="P4" draw:layer="layout" svg:x1="0.991cm" svg:y1="9.237cm" svg:x2="7.194cm" svg:y2="9.237cm">
          <text:p/>
        </draw:line>
        <draw:line draw:style-name="gr4" draw:text-style-name="P4" draw:layer="layout" svg:x1="0.991cm" svg:y1="9.55cm" svg:x2="7.194cm" svg:y2="9.55cm">
          <text:p/>
        </draw:line>
        <draw:line draw:style-name="gr4" draw:text-style-name="P4" draw:layer="layout" svg:x1="0.991cm" svg:y1="9.841cm" svg:x2="7.194cm" svg:y2="9.841cm">
          <text:p/>
        </draw:line>
        <draw:line draw:style-name="gr4" draw:text-style-name="P4" draw:layer="layout" svg:x1="0.991cm" svg:y1="10.132cm" svg:x2="7.194cm" svg:y2="10.132cm">
          <text:p/>
        </draw:line>
        <draw:line draw:style-name="gr4" draw:text-style-name="P4" draw:layer="layout" svg:x1="0.991cm" svg:y1="10.445cm" svg:x2="7.194cm" svg:y2="10.445cm">
          <text:p/>
        </draw:line>
        <draw:line draw:style-name="gr4" draw:text-style-name="P4" draw:layer="layout" svg:x1="0.991cm" svg:y1="10.736cm" svg:x2="7.194cm" svg:y2="10.736cm">
          <text:p/>
        </draw:line>
        <draw:line draw:style-name="gr4" draw:text-style-name="P4" draw:layer="layout" svg:x1="0.991cm" svg:y1="11.339cm" svg:x2="7.194cm" svg:y2="11.339cm">
          <text:p/>
        </draw:line>
        <draw:line draw:style-name="gr4" draw:text-style-name="P4" draw:layer="layout" svg:x1="0.998cm" svg:y1="11.332cm" svg:x2="0.998cm" svg:y2="13.136cm">
          <text:p/>
        </draw:line>
        <draw:line draw:style-name="gr4" draw:text-style-name="P4" draw:layer="layout" svg:x1="3.061cm" svg:y1="11.332cm" svg:x2="3.061cm" svg:y2="13.136cm">
          <text:p/>
        </draw:line>
        <draw:line draw:style-name="gr4" draw:text-style-name="P4" draw:layer="layout" svg:x1="5.124cm" svg:y1="11.332cm" svg:x2="5.124cm" svg:y2="13.136cm">
          <text:p/>
        </draw:line>
        <draw:line draw:style-name="gr4" draw:text-style-name="P4" draw:layer="layout" svg:x1="7.187cm" svg:y1="11.332cm" svg:x2="7.187cm" svg:y2="13.136cm">
          <text:p/>
        </draw:line>
        <draw:line draw:style-name="gr4" draw:text-style-name="P4" draw:layer="layout" svg:x1="0.991cm" svg:y1="11.63cm" svg:x2="7.194cm" svg:y2="11.63cm">
          <text:p/>
        </draw:line>
        <draw:line draw:style-name="gr4" draw:text-style-name="P4" draw:layer="layout" svg:x1="0.991cm" svg:y1="11.943cm" svg:x2="7.194cm" svg:y2="11.943cm">
          <text:p/>
        </draw:line>
        <draw:line draw:style-name="gr4" draw:text-style-name="P4" draw:layer="layout" svg:x1="0.991cm" svg:y1="12.234cm" svg:x2="7.194cm" svg:y2="12.234cm">
          <text:p/>
        </draw:line>
        <draw:line draw:style-name="gr4" draw:text-style-name="P4" draw:layer="layout" svg:x1="0.991cm" svg:y1="12.525cm" svg:x2="7.194cm" svg:y2="12.525cm">
          <text:p/>
        </draw:line>
        <draw:line draw:style-name="gr4" draw:text-style-name="P4" draw:layer="layout" svg:x1="0.991cm" svg:y1="12.838cm" svg:x2="7.194cm" svg:y2="12.838cm">
          <text:p/>
        </draw:line>
        <draw:line draw:style-name="gr4" draw:text-style-name="P4" draw:layer="layout" svg:x1="0.991cm" svg:y1="13.129cm" svg:x2="7.194cm" svg:y2="13.129cm">
          <text:p/>
        </draw:line>
        <draw:line draw:style-name="gr4" draw:text-style-name="P4" draw:layer="layout" svg:x1="0.991cm" svg:y1="13.733cm" svg:x2="15.446cm" svg:y2="13.733cm">
          <text:p/>
        </draw:line>
        <draw:line draw:style-name="gr4" draw:text-style-name="P4" draw:layer="layout" svg:x1="0.998cm" svg:y1="13.726cm" svg:x2="0.998cm" svg:y2="16.172cm">
          <text:p/>
        </draw:line>
        <draw:line draw:style-name="gr4" draw:text-style-name="P4" draw:layer="layout" svg:x1="3.061cm" svg:y1="13.726cm" svg:x2="3.061cm" svg:y2="16.172cm">
          <text:p/>
        </draw:line>
        <draw:line draw:style-name="gr4" draw:text-style-name="P4" draw:layer="layout" svg:x1="5.124cm" svg:y1="13.726cm" svg:x2="5.124cm" svg:y2="16.172cm">
          <text:p/>
        </draw:line>
        <draw:line draw:style-name="gr4" draw:text-style-name="P4" draw:layer="layout" svg:x1="7.187cm" svg:y1="13.726cm" svg:x2="7.187cm" svg:y2="16.172cm">
          <text:p/>
        </draw:line>
        <draw:line draw:style-name="gr4" draw:text-style-name="P4" draw:layer="layout" svg:x1="9.25cm" svg:y1="13.726cm" svg:x2="9.25cm" svg:y2="16.172cm">
          <text:p/>
        </draw:line>
        <draw:line draw:style-name="gr4" draw:text-style-name="P4" draw:layer="layout" svg:x1="11.313cm" svg:y1="13.726cm" svg:x2="11.313cm" svg:y2="16.172cm">
          <text:p/>
        </draw:line>
        <draw:line draw:style-name="gr4" draw:text-style-name="P4" draw:layer="layout" svg:x1="13.376cm" svg:y1="13.726cm" svg:x2="13.376cm" svg:y2="16.172cm">
          <text:p/>
        </draw:line>
        <draw:line draw:style-name="gr4" draw:text-style-name="P4" draw:layer="layout" svg:x1="15.439cm" svg:y1="13.726cm" svg:x2="15.439cm" svg:y2="16.172cm">
          <text:p/>
        </draw:line>
        <draw:line draw:style-name="gr4" draw:text-style-name="P4" draw:layer="layout" svg:x1="0.991cm" svg:y1="14.024cm" svg:x2="15.446cm" svg:y2="14.024cm">
          <text:p/>
        </draw:line>
        <draw:line draw:style-name="gr4" draw:text-style-name="P4" draw:layer="layout" svg:x1="0.991cm" svg:y1="14.337cm" svg:x2="15.446cm" svg:y2="14.337cm">
          <text:p/>
        </draw:line>
        <draw:line draw:style-name="gr4" draw:text-style-name="P4" draw:layer="layout" svg:x1="0.991cm" svg:y1="14.628cm" svg:x2="15.446cm" svg:y2="14.628cm">
          <text:p/>
        </draw:line>
        <draw:line draw:style-name="gr4" draw:text-style-name="P4" draw:layer="layout" svg:x1="0.991cm" svg:y1="14.919cm" svg:x2="15.446cm" svg:y2="14.919cm">
          <text:p/>
        </draw:line>
        <draw:line draw:style-name="gr4" draw:text-style-name="P4" draw:layer="layout" svg:x1="0.991cm" svg:y1="15.874cm" svg:x2="15.446cm" svg:y2="15.874cm">
          <text:p/>
        </draw:line>
        <draw:line draw:style-name="gr4" draw:text-style-name="P4" draw:layer="layout" svg:x1="0.991cm" svg:y1="16.165cm" svg:x2="15.446cm" svg:y2="16.165cm">
          <text:p/>
        </draw:line>
        <draw:line draw:style-name="gr4" draw:text-style-name="P4" draw:layer="layout" svg:x1="0.991cm" svg:y1="16.769cm" svg:x2="11.32cm" svg:y2="16.769cm">
          <text:p/>
        </draw:line>
        <draw:line draw:style-name="gr4" draw:text-style-name="P4" draw:layer="layout" svg:x1="0.998cm" svg:y1="16.762cm" svg:x2="0.998cm" svg:y2="19.208cm">
          <text:p/>
        </draw:line>
        <draw:line draw:style-name="gr4" draw:text-style-name="P4" draw:layer="layout" svg:x1="3.061cm" svg:y1="16.762cm" svg:x2="3.061cm" svg:y2="19.208cm">
          <text:p/>
        </draw:line>
        <draw:line draw:style-name="gr4" draw:text-style-name="P4" draw:layer="layout" svg:x1="5.124cm" svg:y1="16.762cm" svg:x2="5.124cm" svg:y2="19.208cm">
          <text:p/>
        </draw:line>
        <draw:line draw:style-name="gr4" draw:text-style-name="P4" draw:layer="layout" svg:x1="7.187cm" svg:y1="16.762cm" svg:x2="7.187cm" svg:y2="19.208cm">
          <text:p/>
        </draw:line>
        <draw:line draw:style-name="gr4" draw:text-style-name="P4" draw:layer="layout" svg:x1="9.25cm" svg:y1="16.762cm" svg:x2="9.25cm" svg:y2="19.208cm">
          <text:p/>
        </draw:line>
        <draw:line draw:style-name="gr4" draw:text-style-name="P4" draw:layer="layout" svg:x1="11.313cm" svg:y1="16.762cm" svg:x2="11.313cm" svg:y2="19.208cm">
          <text:p/>
        </draw:line>
        <draw:line draw:style-name="gr4" draw:text-style-name="P4" draw:layer="layout" svg:x1="0.991cm" svg:y1="17.06cm" svg:x2="11.32cm" svg:y2="17.06cm">
          <text:p/>
        </draw:line>
        <draw:line draw:style-name="gr4" draw:text-style-name="P4" draw:layer="layout" svg:x1="0.991cm" svg:y1="17.373cm" svg:x2="11.32cm" svg:y2="17.373cm">
          <text:p/>
        </draw:line>
        <draw:line draw:style-name="gr4" draw:text-style-name="P4" draw:layer="layout" svg:x1="0.991cm" svg:y1="17.664cm" svg:x2="11.32cm" svg:y2="17.664cm">
          <text:p/>
        </draw:line>
        <draw:line draw:style-name="gr4" draw:text-style-name="P4" draw:layer="layout" svg:x1="0.991cm" svg:y1="17.955cm" svg:x2="11.32cm" svg:y2="17.955cm">
          <text:p/>
        </draw:line>
        <draw:line draw:style-name="gr4" draw:text-style-name="P4" draw:layer="layout" svg:x1="0.991cm" svg:y1="18.91cm" svg:x2="11.32cm" svg:y2="18.91cm">
          <text:p/>
        </draw:line>
        <draw:line draw:style-name="gr4" draw:text-style-name="P4" draw:layer="layout" svg:x1="0.991cm" svg:y1="19.201cm" svg:x2="11.32cm" svg:y2="19.201cm">
          <text:p/>
        </draw:line>
        <draw:line draw:style-name="gr4" draw:text-style-name="P4" draw:layer="layout" svg:x1="0.991cm" svg:y1="19.201cm" svg:x2="11.32cm" svg:y2="19.201cm">
          <text:p/>
        </draw:line>
        <draw:frame draw:style-name="gr5" draw:text-style-name="P10" draw:layer="layout" svg:width="1.01cm" svg:height="0.256cm" svg:x="1.02cm" svg:y="1.019cm">
          <draw:text-box>
            <text:p text:style-name="P5"><text:span text:style-name="T1">COM_EDI</text:span></text:p>
          </draw:text-box>
        </draw:frame>
        <draw:frame draw:style-name="gr6" draw:text-style-name="P11" draw:layer="layout" svg:width="0.874cm" svg:height="0.234cm" svg:x="1.02cm" svg:y="1.332cm">
          <draw:text-box>
            <text:p text:style-name="P5"><text:span text:style-name="T2">id_comic</text:span></text:p>
          </draw:text-box>
        </draw:frame>
        <draw:frame draw:style-name="gr6" draw:text-style-name="P11" draw:layer="layout" svg:width="0.899cm" svg:height="0.234cm" svg:x="3.08cm" svg:y="1.332cm">
          <draw:text-box>
            <text:p text:style-name="P5"><text:span text:style-name="T2">id_editor</text:span></text:p>
          </draw:text-box>
        </draw:frame>
        <draw:frame draw:style-name="gr6" draw:text-style-name="P11" draw:layer="layout" svg:width="0.362cm" svg:height="0.234cm" svg:x="1.02cm" svg:y="1.646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62cm" svg:height="0.234cm" svg:x="3.08cm" svg:y="1.646cm">
          <draw:text-box>
            <text:p text:style-name="P5"><text:span text:style-name="T3">PK1</text:span></text:p>
          </draw:text-box>
        </draw:frame>
        <draw:frame draw:style-name="gr7" draw:text-style-name="P12" draw:layer="layout" svg:width="0.273cm" svg:height="0.217cm" svg:x="1.02cm" svg:y="1.997cm">
          <draw:text-box>
            <text:p text:style-name="P5"><text:span text:style-name="T5">NN</text:span></text:p>
          </draw:text-box>
        </draw:frame>
        <draw:frame draw:style-name="gr6" draw:text-style-name="P11" draw:layer="layout" svg:width="0.307cm" svg:height="0.234cm" svg:x="3.08cm" svg:y="1.939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49cm" svg:height="0.234cm" svg:x="1.02cm" svg:y="2.249cm">
          <draw:text-box>
            <text:p text:style-name="P5"><text:span text:style-name="T3">FK1</text:span></text:p>
          </draw:text-box>
        </draw:frame>
        <draw:frame draw:style-name="gr6" draw:text-style-name="P11" draw:layer="layout" svg:width="0.349cm" svg:height="0.234cm" svg:x="3.08cm" svg:y="2.249cm">
          <draw:text-box>
            <text:p text:style-name="P5"><text:span text:style-name="T3">FK2</text:span></text:p>
          </draw:text-box>
        </draw:frame>
        <draw:frame draw:style-name="gr6" draw:text-style-name="P11" draw:layer="layout" svg:width="0.751cm" svg:height="0.234cm" svg:x="1.02cm" svg:y="2.831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3.08cm" svg:y="2.831cm">
          <draw:text-box>
            <text:p text:style-name="P5"><text:span text:style-name="T3">number</text:span></text:p>
          </draw:text-box>
        </draw:frame>
        <draw:frame draw:style-name="gr5" draw:text-style-name="P10" draw:layer="layout" svg:width="0.959cm" svg:height="0.256cm" svg:x="1.02cm" svg:y="3.432cm">
          <draw:text-box>
            <text:p text:style-name="P5"><text:span text:style-name="T1">OBJ_SUB</text:span></text:p>
          </draw:text-box>
        </draw:frame>
        <draw:frame draw:style-name="gr6" draw:text-style-name="P11" draw:layer="layout" svg:width="0.586cm" svg:height="0.234cm" svg:x="1.02cm" svg:y="3.749cm">
          <draw:text-box>
            <text:p text:style-name="P5"><text:span text:style-name="T2">orden</text:span></text:p>
          </draw:text-box>
        </draw:frame>
        <draw:frame draw:style-name="gr6" draw:text-style-name="P11" draw:layer="layout" svg:width="1.526cm" svg:height="0.234cm" svg:x="3.08cm" svg:y="3.749cm">
          <draw:text-box>
            <text:p text:style-name="P5"><text:span text:style-name="T2">precio_vendido</text:span></text:p>
          </draw:text-box>
        </draw:frame>
        <draw:frame draw:style-name="gr6" draw:text-style-name="P11" draw:layer="layout" svg:width="1.183cm" svg:height="0.234cm" svg:x="5.144cm" svg:y="3.749cm">
          <draw:text-box>
            <text:p text:style-name="P5"><text:span text:style-name="T2">precio_base</text:span></text:p>
          </draw:text-box>
        </draw:frame>
        <draw:frame draw:style-name="gr6" draw:text-style-name="P11" draw:layer="layout" svg:width="1.31cm" svg:height="0.234cm" svg:x="7.207cm" svg:y="3.749cm">
          <draw:text-box>
            <text:p text:style-name="P5"><text:span text:style-name="T2">fecha_hora_c</text:span></text:p>
          </draw:text-box>
        </draw:frame>
        <draw:frame draw:style-name="gr6" draw:text-style-name="P11" draw:layer="layout" svg:width="1.302cm" svg:height="0.234cm" svg:x="9.271cm" svg:y="3.749cm">
          <draw:text-box>
            <text:p text:style-name="P5"><text:span text:style-name="T2">id_presencial</text:span></text:p>
          </draw:text-box>
        </draw:frame>
        <draw:frame draw:style-name="gr6" draw:text-style-name="P11" draw:layer="layout" svg:width="0.938cm" svg:height="0.234cm" svg:x="11.335cm" svg:y="3.749cm">
          <draw:text-box>
            <text:p text:style-name="P5"><text:span text:style-name="T2">id_virtual</text:span></text:p>
          </draw:text-box>
        </draw:frame>
        <draw:frame draw:style-name="gr6" draw:text-style-name="P11" draw:layer="layout" svg:width="0.874cm" svg:height="0.234cm" svg:x="13.395cm" svg:y="3.749cm">
          <draw:text-box>
            <text:p text:style-name="P5"><text:span text:style-name="T2">id_comic</text:span></text:p>
          </draw:text-box>
        </draw:frame>
        <draw:frame draw:style-name="gr6" draw:text-style-name="P11" draw:layer="layout" svg:width="1.632cm" svg:height="0.234cm" svg:x="15.459cm" svg:y="3.749cm">
          <draw:text-box>
            <text:p text:style-name="P5"><text:span text:style-name="T2">id_coleccionable</text:span></text:p>
          </draw:text-box>
        </draw:frame>
        <draw:frame draw:style-name="gr6" draw:text-style-name="P11" draw:layer="layout" svg:width="0.307cm" svg:height="0.234cm" svg:x="1.02cm" svg:y="4.062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62cm" svg:height="0.234cm" svg:x="9.271cm" svg:y="4.062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62cm" svg:height="0.234cm" svg:x="11.335cm" svg:y="4.062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62cm" svg:height="0.234cm" svg:x="13.395cm" svg:y="4.062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62cm" svg:height="0.234cm" svg:x="15.459cm" svg:y="4.062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07cm" svg:height="0.234cm" svg:x="5.144cm" svg:y="4.373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49cm" svg:height="0.234cm" svg:x="9.271cm" svg:y="4.666cm">
          <draw:text-box>
            <text:p text:style-name="P5"><text:span text:style-name="T3">FK1</text:span></text:p>
          </draw:text-box>
        </draw:frame>
        <draw:frame draw:style-name="gr6" draw:text-style-name="P11" draw:layer="layout" svg:width="0.349cm" svg:height="0.234cm" svg:x="11.335cm" svg:y="4.666cm">
          <draw:text-box>
            <text:p text:style-name="P5"><text:span text:style-name="T3">FK2</text:span></text:p>
          </draw:text-box>
        </draw:frame>
        <draw:frame draw:style-name="gr6" draw:text-style-name="P11" draw:layer="layout" svg:width="0.349cm" svg:height="0.234cm" svg:x="13.395cm" svg:y="4.666cm">
          <draw:text-box>
            <text:p text:style-name="P5"><text:span text:style-name="T3">FK3</text:span></text:p>
          </draw:text-box>
        </draw:frame>
        <draw:frame draw:style-name="gr6" draw:text-style-name="P11" draw:layer="layout" svg:width="0.349cm" svg:height="0.234cm" svg:x="15.459cm" svg:y="4.666cm">
          <draw:text-box>
            <text:p text:style-name="P5"><text:span text:style-name="T3">FK4</text:span></text:p>
          </draw:text-box>
        </draw:frame>
        <draw:frame draw:style-name="gr6" draw:text-style-name="P11" draw:layer="layout" svg:width="1.513cm" svg:height="0.234cm" svg:x="1.02cm" svg:y="4.955cm">
          <draw:text-box>
            <text:p text:style-name="P5"><text:span text:style-name="T3">Check (positivo)</text:span></text:p>
          </draw:text-box>
        </draw:frame>
        <draw:frame draw:style-name="gr6" draw:text-style-name="P11" draw:layer="layout" svg:width="1.513cm" svg:height="0.234cm" svg:x="3.08cm" svg:y="4.955cm">
          <draw:text-box>
            <text:p text:style-name="P5"><text:span text:style-name="T3">Check (positivo)</text:span></text:p>
          </draw:text-box>
        </draw:frame>
        <draw:frame draw:style-name="gr6" draw:text-style-name="P11" draw:layer="layout" svg:width="1.509cm" svg:height="0.234cm" svg:x="5.144cm" svg:y="4.955cm">
          <draw:text-box>
            <text:p text:style-name="P5"><text:span text:style-name="T3">Check (Positivo)</text:span></text:p>
          </draw:text-box>
        </draw:frame>
        <draw:frame draw:style-name="gr6" draw:text-style-name="P11" draw:layer="layout" svg:width="0.751cm" svg:height="0.234cm" svg:x="1.02cm" svg:y="5.26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3.08cm" svg:y="5.26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5.144cm" svg:y="5.26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425cm" svg:height="0.234cm" svg:x="7.207cm" svg:y="5.269cm">
          <draw:text-box>
            <text:p text:style-name="P5"><text:span text:style-name="T3">date</text:span></text:p>
          </draw:text-box>
        </draw:frame>
        <draw:frame draw:style-name="gr6" draw:text-style-name="P11" draw:layer="layout" svg:width="0.751cm" svg:height="0.234cm" svg:x="9.271cm" svg:y="5.26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11.335cm" svg:y="5.26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13.395cm" svg:y="5.269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15.459cm" svg:y="5.269cm">
          <draw:text-box>
            <text:p text:style-name="P5"><text:span text:style-name="T3">number</text:span></text:p>
          </draw:text-box>
        </draw:frame>
        <draw:frame draw:style-name="gr5" draw:text-style-name="P10" draw:layer="layout" svg:width="1.01cm" svg:height="0.256cm" svg:x="1.02cm" svg:y="5.849cm">
          <draw:text-box>
            <text:p text:style-name="P5"><text:span text:style-name="T1">ORG_PRE</text:span></text:p>
          </draw:text-box>
        </draw:frame>
        <draw:frame draw:style-name="gr6" draw:text-style-name="P11" draw:layer="layout" svg:width="1.056cm" svg:height="0.234cm" svg:x="1.02cm" svg:y="6.165cm">
          <draw:text-box>
            <text:p text:style-name="P5"><text:span text:style-name="T2">porcentaje</text:span></text:p>
          </draw:text-box>
        </draw:frame>
        <draw:frame draw:style-name="gr6" draw:text-style-name="P11" draw:layer="layout" svg:width="1.543cm" svg:height="0.234cm" svg:x="3.08cm" svg:y="6.165cm">
          <draw:text-box>
            <text:p text:style-name="P5"><text:span text:style-name="T2">id_organizacion</text:span></text:p>
          </draw:text-box>
        </draw:frame>
        <draw:frame draw:style-name="gr6" draw:text-style-name="P11" draw:layer="layout" svg:width="1.302cm" svg:height="0.234cm" svg:x="5.144cm" svg:y="6.165cm">
          <draw:text-box>
            <text:p text:style-name="P5"><text:span text:style-name="T2">id_presencial</text:span></text:p>
          </draw:text-box>
        </draw:frame>
        <draw:frame draw:style-name="gr6" draw:text-style-name="P11" draw:layer="layout" svg:width="0.362cm" svg:height="0.234cm" svg:x="3.08cm" svg:y="6.454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62cm" svg:height="0.234cm" svg:x="5.144cm" svg:y="6.454cm">
          <draw:text-box>
            <text:p text:style-name="P5"><text:span text:style-name="T3">PK1</text:span></text:p>
          </draw:text-box>
        </draw:frame>
        <draw:frame draw:style-name="gr6" draw:text-style-name="P11" draw:layer="layout" svg:width="0.307cm" svg:height="0.234cm" svg:x="1.02cm" svg:y="6.76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3.08cm" svg:y="6.76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5.144cm" svg:y="6.768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49cm" svg:height="0.234cm" svg:x="3.08cm" svg:y="7.057cm">
          <draw:text-box>
            <text:p text:style-name="P5"><text:span text:style-name="T3">FK1</text:span></text:p>
          </draw:text-box>
        </draw:frame>
        <draw:frame draw:style-name="gr6" draw:text-style-name="P11" draw:layer="layout" svg:width="0.349cm" svg:height="0.234cm" svg:x="5.144cm" svg:y="7.057cm">
          <draw:text-box>
            <text:p text:style-name="P5"><text:span text:style-name="T3">FK2</text:span></text:p>
          </draw:text-box>
        </draw:frame>
        <draw:frame draw:style-name="gr6" draw:text-style-name="P11" draw:layer="layout" svg:width="0.751cm" svg:height="0.234cm" svg:x="1.02cm" svg:y="8.073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3.08cm" svg:y="8.073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51cm" svg:height="0.234cm" svg:x="5.144cm" svg:y="8.073cm">
          <draw:text-box>
            <text:p text:style-name="P5"><text:span text:style-name="T3">number</text:span></text:p>
          </draw:text-box>
        </draw:frame>
        <draw:frame draw:style-name="gr5" draw:text-style-name="P10" draw:layer="layout" svg:width="1.932cm" svg:height="0.256cm" svg:x="1.02cm" svg:y="8.653cm">
          <draw:text-box>
            <text:p text:style-name="P5"><text:span text:style-name="T1">ORGANIZACIONES</text:span></text:p>
          </draw:text-box>
        </draw:frame>
        <draw:frame draw:style-name="gr6" draw:text-style-name="P11" draw:layer="layout" svg:width="0.232cm" svg:height="0.234cm" svg:x="1.02cm" svg:y="8.969cm">
          <draw:text-box>
            <text:p text:style-name="P5"><text:span text:style-name="T2">id</text:span></text:p>
          </draw:text-box>
        </draw:frame>
        <draw:frame draw:style-name="gr6" draw:text-style-name="P11" draw:layer="layout" svg:width="0.777cm" svg:height="0.234cm" svg:x="3.08cm" svg:y="8.969cm">
          <draw:text-box>
            <text:p text:style-name="P5"><text:span text:style-name="T2">nombre</text:span></text:p>
          </draw:text-box>
        </draw:frame>
        <draw:frame draw:style-name="gr6" draw:text-style-name="P11" draw:layer="layout" svg:width="0.658cm" svg:height="0.234cm" svg:x="5.144cm" svg:y="8.969cm">
          <draw:text-box>
            <text:p text:style-name="P5"><text:span text:style-name="T2">mision</text:span></text:p>
          </draw:text-box>
        </draw:frame>
        <draw:frame draw:style-name="gr6" draw:text-style-name="P11" draw:layer="layout" svg:width="0.243cm" svg:height="0.234cm" svg:x="1.02cm" svg:y="9.259cm">
          <draw:text-box>
            <text:p text:style-name="P5"><text:span text:style-name="T3">PK</text:span></text:p>
          </draw:text-box>
        </draw:frame>
        <draw:frame draw:style-name="gr6" draw:text-style-name="P11" draw:layer="layout" svg:width="0.307cm" svg:height="0.234cm" svg:x="1.02cm" svg:y="9.573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3.08cm" svg:y="9.573cm">
          <draw:text-box>
            <text:p text:style-name="P5"><text:span text:style-name="T3">NN</text:span></text:p>
          </draw:text-box>
        </draw:frame>
        <draw:frame draw:style-name="gr6" draw:text-style-name="P11" draw:layer="layout" svg:width="0.751cm" svg:height="0.234cm" svg:x="1.02cm" svg:y="10.465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09cm" svg:height="0.234cm" svg:x="3.08cm" svg:y="10.465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09cm" svg:height="0.234cm" svg:x="5.144cm" svg:y="10.465cm">
          <draw:text-box>
            <text:p text:style-name="P5"><text:span text:style-name="T3">varchar</text:span></text:p>
          </draw:text-box>
        </draw:frame>
        <draw:frame draw:style-name="gr5" draw:text-style-name="P10" draw:layer="layout" svg:width="1.899cm" svg:height="0.256cm" svg:x="1.02cm" svg:y="11.045cm">
          <draw:text-box>
            <text:p text:style-name="P5"><text:span text:style-name="T1">REPRESENTANTES</text:span></text:p>
          </draw:text-box>
        </draw:frame>
        <draw:frame draw:style-name="gr6" draw:text-style-name="P11" draw:layer="layout" svg:width="0.645cm" svg:height="0.234cm" svg:x="1.02cm" svg:y="11.361cm">
          <draw:text-box>
            <text:p text:style-name="P5"><text:span text:style-name="T2">cedula</text:span></text:p>
          </draw:text-box>
        </draw:frame>
        <draw:frame draw:style-name="gr6" draw:text-style-name="P11" draw:layer="layout" svg:width="0.777cm" svg:height="0.234cm" svg:x="3.08cm" svg:y="11.361cm">
          <draw:text-box>
            <text:p text:style-name="P5"><text:span text:style-name="T2">nombre</text:span></text:p>
          </draw:text-box>
        </draw:frame>
        <draw:frame draw:style-name="gr6" draw:text-style-name="P11" draw:layer="layout" svg:width="0.794cm" svg:height="0.234cm" svg:x="5.144cm" svg:y="11.361cm">
          <draw:text-box>
            <text:p text:style-name="P5"><text:span text:style-name="T2">apellido</text:span></text:p>
          </draw:text-box>
        </draw:frame>
        <draw:frame draw:style-name="gr6" draw:text-style-name="P11" draw:layer="layout" svg:width="0.243cm" svg:height="0.234cm" svg:x="1.02cm" svg:y="11.654cm">
          <draw:text-box>
            <text:p text:style-name="P5"><text:span text:style-name="T3">PK</text:span></text:p>
          </draw:text-box>
        </draw:frame>
        <draw:frame draw:style-name="gr6" draw:text-style-name="P11" draw:layer="layout" svg:width="0.307cm" svg:height="0.234cm" svg:x="1.02cm" svg:y="11.965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3.08cm" svg:y="11.965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5.144cm" svg:y="11.965cm">
          <draw:text-box>
            <text:p text:style-name="P5"><text:span text:style-name="T3">NN</text:span></text:p>
          </draw:text-box>
        </draw:frame>
        <draw:frame draw:style-name="gr6" draw:text-style-name="P11" draw:layer="layout" svg:width="0.751cm" svg:height="0.234cm" svg:x="1.02cm" svg:y="12.861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09cm" svg:height="0.234cm" svg:x="3.08cm" svg:y="12.861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709cm" svg:height="0.234cm" svg:x="5.144cm" svg:y="12.861cm">
          <draw:text-box>
            <text:p text:style-name="P5"><text:span text:style-name="T3">varchar</text:span></text:p>
          </draw:text-box>
        </draw:frame>
        <draw:frame draw:style-name="gr5" draw:text-style-name="P10" draw:layer="layout" svg:width="1.518cm" svg:height="0.256cm" svg:x="1.02cm" svg:y="13.441cm">
          <draw:text-box>
            <text:p text:style-name="P5"><text:span text:style-name="T1">PRESENCIALES</text:span></text:p>
          </draw:text-box>
        </draw:frame>
        <draw:frame draw:style-name="gr6" draw:text-style-name="P11" draw:layer="layout" svg:width="0.232cm" svg:height="0.234cm" svg:x="1.02cm" svg:y="13.756cm">
          <draw:text-box>
            <text:p text:style-name="P5"><text:span text:style-name="T2">id</text:span></text:p>
          </draw:text-box>
        </draw:frame>
        <draw:frame draw:style-name="gr6" draw:text-style-name="P11" draw:layer="layout" svg:width="0.777cm" svg:height="0.234cm" svg:x="3.08cm" svg:y="13.756cm">
          <draw:text-box>
            <text:p text:style-name="P5"><text:span text:style-name="T2">nombre</text:span></text:p>
          </draw:text-box>
        </draw:frame>
        <draw:frame draw:style-name="gr6" draw:text-style-name="P11" draw:layer="layout" svg:width="1.098cm" svg:height="0.234cm" svg:x="5.144cm" svg:y="13.756cm">
          <draw:text-box>
            <text:p text:style-name="P5"><text:span text:style-name="T2">fecha_hora</text:span></text:p>
          </draw:text-box>
        </draw:frame>
        <draw:frame draw:style-name="gr6" draw:text-style-name="P11" draw:layer="layout" svg:width="0.709cm" svg:height="0.234cm" svg:x="7.207cm" svg:y="13.756cm">
          <draw:text-box>
            <text:p text:style-name="P5"><text:span text:style-name="T2">estatus</text:span></text:p>
          </draw:text-box>
        </draw:frame>
        <draw:frame draw:style-name="gr6" draw:text-style-name="P11" draw:layer="layout" svg:width="0.866cm" svg:height="0.234cm" svg:x="9.271cm" svg:y="13.756cm">
          <draw:text-box>
            <text:p text:style-name="P5"><text:span text:style-name="T2">duracion</text:span></text:p>
          </draw:text-box>
        </draw:frame>
        <draw:frame draw:style-name="gr6" draw:text-style-name="P11" draw:layer="layout" svg:width="0.391cm" svg:height="0.234cm" svg:x="11.335cm" svg:y="13.756cm">
          <draw:text-box>
            <text:p text:style-name="P5"><text:span text:style-name="T2">tipo</text:span></text:p>
          </draw:text-box>
        </draw:frame>
        <draw:frame draw:style-name="gr6" draw:text-style-name="P11" draw:layer="layout" svg:width="0.76cm" svg:height="0.234cm" svg:x="13.395cm" svg:y="13.756cm">
          <draw:text-box>
            <text:p text:style-name="P5"><text:span text:style-name="T2">id_local</text:span></text:p>
          </draw:text-box>
        </draw:frame>
        <draw:frame draw:style-name="gr6" draw:text-style-name="P11" draw:layer="layout" svg:width="0.243cm" svg:height="0.234cm" svg:x="1.02cm" svg:y="14.046cm">
          <draw:text-box>
            <text:p text:style-name="P5"><text:span text:style-name="T3">PK</text:span></text:p>
          </draw:text-box>
        </draw:frame>
        <draw:frame draw:style-name="gr6" draw:text-style-name="P11" draw:layer="layout" svg:width="0.307cm" svg:height="0.234cm" svg:x="1.02cm" svg:y="14.36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3.08cm" svg:y="14.36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5.144cm" svg:y="14.36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7.207cm" svg:y="14.36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9.271cm" svg:y="14.36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11.335cm" svg:y="14.36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13.395cm" svg:y="14.36cm">
          <draw:text-box>
            <text:p text:style-name="P5"><text:span text:style-name="T3">NN</text:span></text:p>
          </draw:text-box>
        </draw:frame>
        <draw:frame draw:style-name="gr6" draw:text-style-name="P11" draw:layer="layout" svg:width="0.232cm" svg:height="0.234cm" svg:x="13.395cm" svg:y="14.649cm">
          <draw:text-box>
            <text:p text:style-name="P5"><text:span text:style-name="T3">FK</text:span></text:p>
          </draw:text-box>
        </draw:frame>
        <draw:frame draw:style-name="gr6" draw:text-style-name="P11" draw:layer="layout" svg:width="1.441cm" svg:height="0.234cm" svg:x="11.335cm" svg:y="14.942cm">
          <draw:text-box>
            <text:p text:style-name="P5"><text:span text:style-name="T3">Check ('R' o 'B')</text:span></text:p>
          </draw:text-box>
        </draw:frame>
        <draw:frame draw:style-name="gr6" draw:text-style-name="P11" draw:layer="layout" svg:width="0.751cm" svg:height="0.234cm" svg:x="1.02cm" svg:y="15.898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09cm" svg:height="0.234cm" svg:x="3.08cm" svg:y="15.898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425cm" svg:height="0.234cm" svg:x="5.144cm" svg:y="15.898cm">
          <draw:text-box>
            <text:p text:style-name="P5"><text:span text:style-name="T3">date</text:span></text:p>
          </draw:text-box>
        </draw:frame>
        <draw:frame draw:style-name="gr6" draw:text-style-name="P11" draw:layer="layout" svg:width="0.709cm" svg:height="0.234cm" svg:x="7.207cm" svg:y="15.898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425cm" svg:height="0.234cm" svg:x="9.271cm" svg:y="15.898cm">
          <draw:text-box>
            <text:p text:style-name="P5"><text:span text:style-name="T3">date</text:span></text:p>
          </draw:text-box>
        </draw:frame>
        <draw:frame draw:style-name="gr6" draw:text-style-name="P11" draw:layer="layout" svg:width="0.413cm" svg:height="0.234cm" svg:x="11.335cm" svg:y="15.898cm">
          <draw:text-box>
            <text:p text:style-name="P5"><text:span text:style-name="T3">char</text:span></text:p>
          </draw:text-box>
        </draw:frame>
        <draw:frame draw:style-name="gr6" draw:text-style-name="P11" draw:layer="layout" svg:width="0.751cm" svg:height="0.234cm" svg:x="13.395cm" svg:y="15.898cm">
          <draw:text-box>
            <text:p text:style-name="P5"><text:span text:style-name="T3">number</text:span></text:p>
          </draw:text-box>
        </draw:frame>
        <draw:frame draw:style-name="gr5" draw:text-style-name="P10" draw:layer="layout" svg:width="1.153cm" svg:height="0.256cm" svg:x="1.02cm" svg:y="16.474cm">
          <draw:text-box>
            <text:p text:style-name="P5"><text:span text:style-name="T1">VIRTUALES</text:span></text:p>
          </draw:text-box>
        </draw:frame>
        <draw:frame draw:style-name="gr6" draw:text-style-name="P11" draw:layer="layout" svg:width="0.232cm" svg:height="0.234cm" svg:x="1.02cm" svg:y="16.791cm">
          <draw:text-box>
            <text:p text:style-name="P5"><text:span text:style-name="T2">id</text:span></text:p>
          </draw:text-box>
        </draw:frame>
        <draw:frame draw:style-name="gr6" draw:text-style-name="P11" draw:layer="layout" svg:width="0.777cm" svg:height="0.234cm" svg:x="3.08cm" svg:y="16.791cm">
          <draw:text-box>
            <text:p text:style-name="P5"><text:span text:style-name="T2">nombre</text:span></text:p>
          </draw:text-box>
        </draw:frame>
        <draw:frame draw:style-name="gr6" draw:text-style-name="P11" draw:layer="layout" svg:width="1.098cm" svg:height="0.234cm" svg:x="5.144cm" svg:y="16.791cm">
          <draw:text-box>
            <text:p text:style-name="P5"><text:span text:style-name="T2">fecha_hora</text:span></text:p>
          </draw:text-box>
        </draw:frame>
        <draw:frame draw:style-name="gr6" draw:text-style-name="P11" draw:layer="layout" svg:width="0.709cm" svg:height="0.234cm" svg:x="7.207cm" svg:y="16.791cm">
          <draw:text-box>
            <text:p text:style-name="P5"><text:span text:style-name="T2">estatus</text:span></text:p>
          </draw:text-box>
        </draw:frame>
        <draw:frame draw:style-name="gr6" draw:text-style-name="P11" draw:layer="layout" svg:width="0.866cm" svg:height="0.234cm" svg:x="9.271cm" svg:y="16.791cm">
          <draw:text-box>
            <text:p text:style-name="P5"><text:span text:style-name="T2">duracion</text:span></text:p>
          </draw:text-box>
        </draw:frame>
        <draw:frame draw:style-name="gr6" draw:text-style-name="P11" draw:layer="layout" svg:width="0.243cm" svg:height="0.234cm" svg:x="1.02cm" svg:y="17.083cm">
          <draw:text-box>
            <text:p text:style-name="P5"><text:span text:style-name="T3">PK</text:span></text:p>
          </draw:text-box>
        </draw:frame>
        <draw:frame draw:style-name="gr6" draw:text-style-name="P11" draw:layer="layout" svg:width="0.307cm" svg:height="0.234cm" svg:x="1.02cm" svg:y="17.39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3.08cm" svg:y="17.39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5.144cm" svg:y="17.39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7.207cm" svg:y="17.39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307cm" svg:height="0.234cm" svg:x="9.271cm" svg:y="17.394cm">
          <draw:text-box>
            <text:p text:style-name="P5"><text:span text:style-name="T3">NN</text:span></text:p>
          </draw:text-box>
        </draw:frame>
        <draw:frame draw:style-name="gr6" draw:text-style-name="P11" draw:layer="layout" svg:width="0.751cm" svg:height="0.234cm" svg:x="1.02cm" svg:y="18.932cm">
          <draw:text-box>
            <text:p text:style-name="P5"><text:span text:style-name="T3">number</text:span></text:p>
          </draw:text-box>
        </draw:frame>
        <draw:frame draw:style-name="gr6" draw:text-style-name="P11" draw:layer="layout" svg:width="0.709cm" svg:height="0.234cm" svg:x="3.08cm" svg:y="18.932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425cm" svg:height="0.234cm" svg:x="5.144cm" svg:y="18.932cm">
          <draw:text-box>
            <text:p text:style-name="P5"><text:span text:style-name="T3">date</text:span></text:p>
          </draw:text-box>
        </draw:frame>
        <draw:frame draw:style-name="gr6" draw:text-style-name="P11" draw:layer="layout" svg:width="0.709cm" svg:height="0.234cm" svg:x="7.207cm" svg:y="18.932cm">
          <draw:text-box>
            <text:p text:style-name="P5"><text:span text:style-name="T3">varchar</text:span></text:p>
          </draw:text-box>
        </draw:frame>
        <draw:frame draw:style-name="gr6" draw:text-style-name="P11" draw:layer="layout" svg:width="0.425cm" svg:height="0.234cm" svg:x="9.271cm" svg:y="18.932cm">
          <draw:text-box>
            <text:p text:style-name="P5"><text:span text:style-name="T3">date</text:span></text:p>
          </draw:text-box>
        </draw:frame>
        <draw:frame draw:style-name="gr6" draw:text-style-name="P11" draw:layer="layout" svg:width="1.831cm" svg:height="0.234cm" svg:x="1.02cm" svg:y="7.347cm">
          <draw:text-box>
            <text:p text:style-name="P5"><text:span text:style-name="T3">Check( mayor a 0 y </text:span></text:p>
          </draw:text-box>
        </draw:frame>
        <draw:frame draw:style-name="gr6" draw:text-style-name="P11" draw:layer="layout" svg:width="1.996cm" svg:height="0.234cm" svg:x="1.02cm" svg:y="7.583cm">
          <draw:text-box>
            <text:p text:style-name="P5"><text:span text:style-name="T3">menor o igual a 100 )</text:span></text:p>
          </draw:text-box>
        </draw:frame>
        <draw:frame draw:style-name="gr6" draw:text-style-name="P11" draw:layer="layout" svg:width="2.051cm" svg:height="0.234cm" svg:x="7.207cm" svg:y="14.938cm">
          <draw:text-box>
            <text:p text:style-name="P5"><text:span text:style-name="T3">Check ('Programada', </text:span></text:p>
          </draw:text-box>
        </draw:frame>
        <draw:frame draw:style-name="gr6" draw:text-style-name="P11" draw:layer="layout" svg:width="2.021cm" svg:height="0.234cm" svg:x="7.207cm" svg:y="15.172cm">
          <draw:text-box>
            <text:p text:style-name="P5"><text:span text:style-name="T3">'Activa' o 'Finalizada')</text:span></text:p>
          </draw:text-box>
        </draw:frame>
        <draw:frame draw:style-name="gr6" draw:text-style-name="P11" draw:layer="layout" svg:width="2.051cm" svg:height="0.234cm" svg:x="7.207cm" svg:y="17.976cm">
          <draw:text-box>
            <text:p text:style-name="P5"><text:span text:style-name="T3">Check ('Programada', </text:span></text:p>
          </draw:text-box>
        </draw:frame>
        <draw:frame draw:style-name="gr6" draw:text-style-name="P11" draw:layer="layout" svg:width="2.021cm" svg:height="0.234cm" svg:x="7.207cm" svg:y="18.209cm">
          <draw:text-box>
            <text:p text:style-name="P5"><text:span text:style-name="T3">'Activa' o 'Finalizada'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6-07T14:15:54.492822633</dc:date>
    <meta:editing-duration>PT3M49S</meta:editing-duration>
    <meta:editing-cycles>1</meta:editing-cycles>
    <meta:document-statistic meta:object-count="690"/>
    <meta:generator>LibreOffice/7.0.6.2$Linux_X86_64 LibreOffice_project/00$Build-2</meta:generator>
  </office:meta>
</office:document-meta>
</file>